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00ead" officeooo:paragraph-rsid="0081a63c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00ead" officeooo:paragraph-rsid="00823008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00ead" officeooo:paragraph-rsid="0083d14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00ead" officeooo:paragraph-rsid="0087f735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00ead" officeooo:paragraph-rsid="0089809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00ead" officeooo:paragraph-rsid="008b0de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00ead" officeooo:paragraph-rsid="008d0d1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800ead" officeooo:paragraph-rsid="008d0d1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800ead" officeooo:paragraph-rsid="008d5ce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800ead" officeooo:paragraph-rsid="008e1e0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800ead" officeooo:paragraph-rsid="008f8ed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800ead" officeooo:paragraph-rsid="0090041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00ead" officeooo:paragraph-rsid="008d5ce1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00ead" officeooo:paragraph-rsid="008e1e0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fo:color="#999999" style:text-position="0% 100%" fo:font-size="12pt" fo:font-style="normal" style:text-underline-style="none" fo:font-weight="normal" officeooo:rsid="00800ead" officeooo:paragraph-rsid="0087f73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00ead" officeooo:paragraph-rsid="0081a63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00ead" officeooo:paragraph-rsid="0083d14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00ead" officeooo:paragraph-rsid="0087f73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00ead" officeooo:paragraph-rsid="0089809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00ead" officeooo:paragraph-rsid="008d0d1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paragraph-properties fo:text-align="start" style:justify-single-word="false" fo:break-before="page"/>
      <style:text-properties style:use-window-font-color="true" style:text-position="0% 100%" fo:font-size="12pt" fo:font-style="normal" style:text-underline-style="none" fo:font-weight="normal" officeooo:rsid="00800ead" officeooo:paragraph-rsid="008e1e0b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00ead" officeooo:paragraph-rsid="008e1e0b" style:font-size-asian="12pt" style:font-style-asian="normal" style:font-weight-asian="normal" style:font-size-complex="12pt" style:font-style-complex="normal" style:font-weight-complex="normal"/>
    </style:style>
    <style:style style:name="P26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style:text-position="super 58%" officeooo:rsid="0081a63c"/>
    </style:style>
    <style:style style:name="T3" style:family="text">
      <style:text-properties style:text-position="super 58%" officeooo:rsid="00823008"/>
    </style:style>
    <style:style style:name="T4" style:family="text">
      <style:text-properties officeooo:rsid="0081a63c"/>
    </style:style>
    <style:style style:name="T5" style:family="text">
      <style:text-properties officeooo:rsid="00823008"/>
    </style:style>
    <style:style style:name="T6" style:family="text">
      <style:text-properties officeooo:rsid="0083d14a"/>
    </style:style>
    <style:style style:name="T7" style:family="text">
      <style:text-properties officeooo:rsid="0087f735"/>
    </style:style>
    <style:style style:name="T8" style:family="text">
      <style:text-properties fo:color="#999999" officeooo:rsid="0087f735"/>
    </style:style>
    <style:style style:name="T9" style:family="text">
      <style:text-properties officeooo:rsid="00898093"/>
    </style:style>
    <style:style style:name="T10" style:family="text">
      <style:text-properties fo:color="#4c4c4c" officeooo:rsid="00898093"/>
    </style:style>
    <style:style style:name="T11" style:family="text">
      <style:text-properties officeooo:rsid="008b0de2"/>
    </style:style>
    <style:style style:name="T12" style:family="text">
      <style:text-properties officeooo:rsid="008d0d14"/>
    </style:style>
    <style:style style:name="T13" style:family="text">
      <style:text-properties officeooo:rsid="008d5ce1"/>
    </style:style>
    <style:style style:name="T14" style:family="text">
      <style:text-properties officeooo:rsid="008e1e0b"/>
    </style:style>
    <style:style style:name="T15" style:family="text">
      <style:text-properties officeooo:rsid="008f8ed7"/>
    </style:style>
    <style:style style:name="T16" style:family="text">
      <style:text-properties officeooo:rsid="0090041f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draw:ole-draw-aspect="1"/>
    </style:style>
    <style:style style:name="fr3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svg:stroke-width="0.03cm" draw:marker-start="Arrowheads_20_1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3cm" draw:fill="none" draw:textarea-horizontal-align="justify" draw:textarea-vertical-align="middle" draw:auto-grow-height="fals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20<text:span text:style-name="T1">11</text:span>-(<text:span text:style-name="T1">04</text:span>)<text:span text:style-name="T1">apr</text:span>-<text:span text:style-name="T1">12</text:span>: dag <text:span text:style-name="T1">22</text:span></text:h>
      <text:p text:style-name="P2"/>
      <text:p text:style-name="P4"><text:span text:style-name="T4">Lite till</text:span></text:p>
      <text:p text:style-name="P4"><text:span text:style-name="T4"/></text:p>
      <text:p text:style-name="P4"><text:span text:style-name="T4"><text:tab/>Primtalitetstest</text:span></text:p>
      <text:p text:style-name="P4"><text:span text:style-name="T4"/></text:p>
      <text:p text:style-name="P4"><text:span text:style-name="T4"><text:tab/><text:tab/>Fermattest</text:span></text:p>
      <text:p text:style-name="P4"><text:span text:style-name="T4"/></text:p>
      <text:p text:style-name="P4"><text:span text:style-name="T4"><text:tab/><text:tab/>Pseudoprimtal, Carmichaeltal</text:span></text:p>
      <text:p text:style-name="P4"><text:span text:style-name="T4"/></text:p>
      <text:p text:style-name="P4"><text:span text:style-name="T4"><text:tab/><text:tab/>Miller–Rabins test</text:span></text:p>
      <text:p text:style-name="P4"><text:span text:style-name="T4"/></text:p>
      <text:p text:style-name="P4"><text:span text:style-name="T4">Lite satslogik och boolesk algebra</text:span></text:p>
      <text:p text:style-name="P4"><text:span text:style-name="T4"/></text:p>
      <text:p text:style-name="P4"><text:span text:style-name="T4"><text:tab/>Satslogik</text:span></text:p>
      <text:p text:style-name="P4"><text:span text:style-name="T4"/></text:p>
      <text:p text:style-name="P4"><text:span text:style-name="T4"><text:tab/><text:tab/>Atomära sentenser</text:span></text:p>
      <text:p text:style-name="P4"><text:span text:style-name="T4"/></text:p>
      <text:p text:style-name="P4"><text:span text:style-name="T4"><text:tab/><text:tab/>Konnektiven<text:tab/>¬, ∧, ∨, →, ↔</text:span></text:p>
      <text:p text:style-name="P4"><text:span text:style-name="T4"/></text:p>
      <text:p text:style-name="P4"><text:span text:style-name="T4"><text:tab/><text:tab/>Sanningsvärdestabeller</text:span></text:p>
      <text:p text:style-name="P4"><text:span text:style-name="T4"/></text:p>
      <text:p text:style-name="P4"><text:span text:style-name="T4"><text:tab/><text:tab/>Logisk ekvivalens</text:span></text:p>
      <text:p text:style-name="P4"><text:span text:style-name="T4"/></text:p>
      <text:p text:style-name="P4"><text:span text:style-name="T4"><text:tab/>Boolesk algebra</text:span></text:p>
      <text:p text:style-name="P4"><text:span text:style-name="T4"/></text:p>
      <text:p text:style-name="P4"><text:span text:style-name="T4"><text:tab/><text:tab/>Räkneregler</text:span></text:p>
      <text:p text:style-name="P4"><text:span text:style-name="T4"/></text:p>
      <text:p text:style-name="P4"><text:span text:style-name="T4"><text:tab/><text:tab/>Booleska funktioner</text:span></text:p>
      <text:p text:style-name="P4"><text:span text:style-name="T4"/></text:p>
      <text:p text:style-name="P4"><text:span text:style-name="T4"><text:tab/><text:tab/>Disjunktiv och konjunktiv normalform</text:span></text:p>
      <text:p text:style-name="P4"><text:span text:style-name="T4"/></text:p>
      <text:p text:style-name="P4"><text:span text:style-name="T4"><text:tab/><text:tab/>Minimering, Karnaughdiagram</text:span></text:p>
      <text:p text:style-name="P4"><text:span text:style-name="T4"/></text:p>
      <text:p text:style-name="P19"><text:span text:style-name="T4">Primtalstest</text:span></text:p>
      <text:p text:style-name="P4"><text:span text:style-name="T4"/></text:p>
      <text:p text:style-name="P4"><text:span text:style-name="T4"/></text:p>
      <text:p text:style-name="P4"><text:span text:style-name="T4">Är (det stora) talet N ett primtal?</text:span></text:p>
      <text:p text:style-name="P4"><text:span text:style-name="T4"/></text:p>
      <text:p text:style-name="P4"><text:span text:style-name="T4">Fermattest<text:tab/><text:tab/>(bas b, 1 &lt; b &lt; N):</text:span></text:p>
      <text:p text:style-name="P4"><text:span text:style-name="T4"/></text:p>
      <text:p text:style-name="P4"><text:span text:style-name="T4"><text:tab/>Är b</text:span><text:span text:style-name="T2">N − 1</text:span><text:span text:style-name="T4"> ≡ 1 (mod N)?</text:span></text:p>
      <text:p text:style-name="P4"><text:span text:style-name="T4"/></text:p>
      <text:p text:style-name="P4"><text:span text:style-name="T4"><text:tab/>Nej: N är sammansatt.<text:tab/><text:tab/>Ja: Vet inte.</text:span></text:p>
      <text:p text:style-name="P4"><text:span text:style-name="T4"/></text:p>
      <text:p text:style-name="P4"><text:span text:style-name="T4">Pseudoprimtal, bas b:</text:span></text:p>
      <text:p text:style-name="P4"><text:span text:style-name="T4"/></text:p>
      <text:p text:style-name="P4"><text:span text:style-name="T4"><text:tab/>Sammansatt, klarar Fermaltestet, bas b.</text:span></text:p>
      <text:p text:style-name="P4"><text:span text:style-name="T4"/></text:p>
      <text:p text:style-name="P4"><text:span text:style-name="T4"><text:tab/>Exempel:<text:tab/>341 = 11 ⋅ 31,<text:tab/>bas 2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Mer om primalitetstest</text:span></text:p>
      <text:p text:style-name="P4"><text:span text:style-name="T4"/></text:p>
      <text:p text:style-name="P4"><text:span text:style-name="T4"/></text:p>
      <text:p text:style-name="P4"><text:span text:style-name="T4">Problematiska för Fermattestet:</text:span></text:p>
      <text:p text:style-name="P4"><text:span text:style-name="T4"/></text:p>
      <text:p text:style-name="P5"><text:span text:style-name="T4"><text:tab/>Carmichaeltal:</text:span></text:p>
      <text:p text:style-name="P5"><text:span text:style-name="T4"/></text:p>
      <text:p text:style-name="P5"><text:span text:style-name="T5"><text:tab/><text:tab/></text:span><text:span text:style-name="T4">Klarar alla Fermattest med bas b med sgd(b, N) = 1.</text:span></text:p>
      <text:p text:style-name="P4"><text:span text:style-name="T4"/></text:p>
      <text:p text:style-name="P4"><text:span text:style-name="T5"><text:tab/></text:span><text:span text:style-name="T4"><text:tab/>Exempel:</text:span></text:p>
      <text:p text:style-name="P4"><text:span text:style-name="T4"><text:tab/></text:span><text:span text:style-name="T5"><text:tab/></text:span><text:span text:style-name="T4"><text:tab/>N = 561 = 3⋅11⋅17,<text:tab/>560 = 2</text:span><text:span text:style-name="T2">4</text:span><text:span text:style-name="T4">⋅5⋅7</text:span></text:p>
      <text:p text:style-name="P4"><text:span text:style-name="T4"/></text:p>
      <text:p text:style-name="P4"><text:span text:style-name="T4"/></text:p>
      <text:p text:style-name="P5"><text:span text:style-name="T5"><text:tab/></text:span><text:span text:style-name="T4"><text:tab/>N är ett Carmichaeltal omm det är kvadratfritt och</text:span></text:p>
      <text:p text:style-name="P5"><text:span text:style-name="T5"><text:tab/><text:tab/></text:span><text:span text:style-name="T4">p | N <text:s/>⇒ <text:s/>p</text:span><text:span text:style-name="T2">−1</text:span><text:span text:style-name="T4"> | N − 1.</text:span></text:p>
      <text:p text:style-name="P4"><text:span text:style-name="T4"/></text:p>
      <text:p text:style-name="P4"><text:span text:style-name="T5"><text:tab/></text:span><text:span text:style-name="T4"><text:tab/>Det finns oändligt många sådana</text:span></text:p>
      <text:p text:style-name="P4"><text:span text:style-name="T4"/></text:p>
      <text:p text:style-name="P4"><text:span text:style-name="T5"><text:tab/></text:span><text:span text:style-name="T4"><text:tab/><text:tab/>1105, 1729, 2465, …</text:span></text:p>
      <text:p text:style-name="P4"><text:span text:style-name="T5"/></text:p>
      <text:p text:style-name="P19"><text:span text:style-name="T5"><text:tab/></text:span><text:span text:style-name="T4">S</text:span><text:span text:style-name="T5">tarkare test:</text:span></text:p>
      <text:p text:style-name="P4"><text:span text:style-name="T5"/></text:p>
      <text:p text:style-name="P5"><text:span text:style-name="T5"><text:tab/><text:tab/>Miller–Rabins test (M–R)<text:tab/><text:tab/>(1980)</text:span></text:p>
      <text:p text:style-name="P5"><text:span text:style-name="T5"/></text:p>
      <text:p text:style-name="P5"><text:span text:style-name="T5"><text:tab/><text:tab/>Förfinning av Fermattestet:</text:span></text:p>
      <text:p text:style-name="P5"><text:span text:style-name="T5"/></text:p>
      <text:p text:style-name="P5"><text:span text:style-name="T5"><text:tab/><text:tab/><text:tab/>N − 1 = n⋅2</text:span><text:span text:style-name="T3">r</text:span><text:span text:style-name="T5">,<text:tab/>n udda, r ≥ 1 (N udda)</text:span></text:p>
      <text:p text:style-name="P5"><text:span text:style-name="T5"/></text:p>
      <text:p text:style-name="P5"><text:span text:style-name="T5"><text:tab/><text:tab/>M–R:</text:span></text:p>
      <text:p text:style-name="P5"><text:span text:style-name="T5"/></text:p>
      <text:p text:style-name="P5"><text:span text:style-name="T5"><text:tab/><text:tab/><text:tab/></text:span><text:span text:style-name="T5"><draw:frame draw:style-name="fr1" draw:name="Object1" text:anchor-type="as-char" svg:width="2.478cm" svg:height="0.545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"><text:span text:style-name="T5"/></text:p>
      <text:p text:style-name="P5"><text:span text:style-name="T5"><text:tab/><text:tab/><text:tab/></text:span><text:span text:style-name="T5"><draw:frame draw:style-name="fr1" draw:name="Object2" text:anchor-type="as-char" svg:width="2.866cm" svg:height="0.69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5"><text:span text:style-name="T5"/></text:p>
      <text:p text:style-name="P5"><text:span text:style-name="T5"><text:tab/><text:tab/><text:tab/></text:span><text:span text:style-name="T5"><draw:frame draw:style-name="fr1" draw:name="Object3" text:anchor-type="as-char" svg:width="4.711cm" svg:height="0.84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5"><text:span text:style-name="T5"/></text:p>
      <text:p text:style-name="P5"><text:span text:style-name="T5"><text:tab/><text:tab/><text:tab/><text:tab/>⋮</text:span></text:p>
      <text:p text:style-name="P5"><text:span text:style-name="T5"/></text:p>
      <text:p text:style-name="P5"><text:span text:style-name="T5"><text:tab/><text:tab/><text:tab/></text:span><text:span text:style-name="T5"><draw:frame draw:style-name="fr1" draw:name="Object4" text:anchor-type="as-char" svg:width="3.806cm" svg:height="0.64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5"><text:span text:style-name="T5"/></text:p>
      <text:p text:style-name="P5"><text:span text:style-name="T5"/></text:p>
      <text:p text:style-name="P5"><text:span text:style-name="T5"><text:tab/><text:tab/>Om N klarar Fermattestet, bas b.</text:span></text:p>
      <text:p text:style-name="P5"><text:span text:style-name="T5"/></text:p>
      <text:p text:style-name="P5"><text:span text:style-name="T5"><text:tab/><text:tab/>Om N är ett primtal</text:span></text:p>
      <text:p text:style-name="P5"><text:span text:style-name="T5"/></text:p>
      <text:p text:style-name="P5"><text:span text:style-name="T5"><text:tab/><text:tab/><text:tab/>b</text:span><text:span text:style-name="T3">n</text:span><text:span text:style-name="T5"> ≡ 1 <text:s/>(mod N)</text:span></text:p>
      <text:p text:style-name="P5"><text:span text:style-name="T5"/></text:p>
      <text:p text:style-name="P5"><text:span text:style-name="T5"><text:tab/><text:tab/>eller</text:span></text:p>
      <text:p text:style-name="P5"><text:span text:style-name="T5"/></text:p>
      <text:p text:style-name="P5"><text:span text:style-name="T5"><text:tab/><text:tab/><text:tab/></text:span><text:span text:style-name="T5"><draw:frame draw:style-name="fr2" draw:name="Object5" text:anchor-type="as-char" svg:y="-0.649cm" svg:width="4.119cm" svg:height="0.796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,<text:tab/>något i, 0 ≤ i &lt; r.</text:span></text:p>
      <text:p text:style-name="P5"><text:span text:style-name="T5"/></text:p>
      <text:p text:style-name="P5"><text:span text:style-name="T5"/></text:p>
      <text:p text:style-name="P5"><text:span text:style-name="T5"><text:tab/><text:tab/>Exempel:<text:tab/>N = 561, <text:s/>bas = 2</text:span></text:p>
      <text:p text:style-name="P5"><text:span text:style-name="T5"/></text:p>
      <text:p text:style-name="P5"><text:span text:style-name="T5"><text:tab/><text:tab/><text:tab/>N − 1 = 560 = 35 ⋅ 2</text:span><text:span text:style-name="T3">4</text:span></text:p>
      <text:p text:style-name="P5"><text:span text:style-name="T5"><text:tab/><text:tab/><text:tab/>2</text:span><text:span text:style-name="T3">35</text:span><text:span text:style-name="T5"> ≡ 263<text:tab/><text:tab/><text:tab/>(mod 561)</text:span></text:p>
      <text:p text:style-name="P5"><text:span text:style-name="T5"><text:tab/><text:tab/><text:tab/>2</text:span><text:span text:style-name="T3">70</text:span><text:span text:style-name="T5"> ≡ 263</text:span><text:span text:style-name="T3">2</text:span><text:span text:style-name="T5"> ≡ 166<text:tab/><text:tab/>(mod 561)</text:span></text:p>
      <text:p text:style-name="P5"><text:span text:style-name="T5"><text:tab/><text:tab/><text:tab/>2</text:span><text:span text:style-name="T3">140</text:span><text:span text:style-name="T5"> ≡ 116</text:span><text:span text:style-name="T3">2</text:span><text:span text:style-name="T5"> ≡ 67<text:tab/><text:tab/>(mod 561)</text:span></text:p>
      <text:p text:style-name="P5"><text:span text:style-name="T5"><text:tab/><text:tab/><text:tab/>2</text:span><text:span text:style-name="T3">280</text:span><text:span text:style-name="T5"> ≡ 67</text:span><text:span text:style-name="T3">2</text:span><text:span text:style-name="T5"> ≡ 1<text:tab/><text:tab/>(mod 561)</text:span></text:p>
      <text:p text:style-name="P5"><text:span text:style-name="T5"><text:tab/><text:tab/><text:tab/>2</text:span><text:span text:style-name="T3">56</text:span><text:span text:style-name="T5"> ≡ 1<text:tab/><text:tab/><text:tab/>(mod 561)</text:span></text:p>
      <text:p text:style-name="P5"><draw:line text:anchor-type="paragraph" draw:z-index="5" draw:style-name="gr1" draw:text-style-name="P26" svg:x1="4.865cm" svg:y1="0.079cm" svg:x2="6.188cm" svg:y2="1.455cm"><text:p/></draw:line><text:span text:style-name="T5"/></text:p>
      <text:p text:style-name="P5"><text:span text:style-name="T5"/></text:p>
      <text:p text:style-name="P5"><text:span text:style-name="T5"/></text:p>
      <text:p text:style-name="P5"><text:span text:style-name="T5"><text:tab/><text:tab/><text:tab/><text:tab/><text:tab/>561 är inte ett primtal, ty detta är inte −1.</text:span></text:p>
      <text:p text:style-name="P20"><text:span text:style-name="T6"><text:tab/><text:tab/><text:tab/>561 = 3⋅11⋅17<text:tab/><text:tab/><text:tab/><text:tab/>Om −1 på alla rader så</text:span></text:p>
      <text:p text:style-name="P6"><text:span text:style-name="T6"><text:tab/><text:tab/><text:tab/><text:tab/><text:tab/><text:tab/><text:tab/><text:tab/><text:tab/>så primtal.</text:span></text:p>
      <text:p text:style-name="P6"><text:span text:style-name="T6"/></text:p>
      <text:p text:style-name="P6"><text:span text:style-name="T6"/></text:p>
      <text:p text:style-name="P6"><text:span text:style-name="T6"><text:tab/><text:tab/><text:tab/>mod<text:tab/><text:tab/>3<text:tab/>11<text:tab/>17<text:tab/><text:tab/>Faktorer</text:span></text:p>
      <text:p text:style-name="P6"><text:span text:style-name="T6"/></text:p>
      <text:p text:style-name="P6"><text:span text:style-name="T6"><text:tab/><text:tab/><text:tab/><text:tab/><text:tab/>−1<text:tab/>−1<text:tab/>10</text:span></text:p>
      <text:p text:style-name="P6"><text:span text:style-name="T6"/></text:p>
      <text:p text:style-name="P6"><text:span text:style-name="T6"><text:tab/><text:tab/><text:tab/><text:tab/><text:tab/>1<text:tab/>1<text:tab/>13</text:span></text:p>
      <text:p text:style-name="P6"><text:span text:style-name="T6"/></text:p>
      <text:p text:style-name="P6"><text:span text:style-name="T6"><text:tab/><text:tab/><text:tab/><text:tab/><text:tab/>1<text:tab/>1<text:tab/>−1</text:span></text:p>
      <text:p text:style-name="P6"><text:span text:style-name="T6"/></text:p>
      <text:p text:style-name="P6"><text:span text:style-name="T6"><text:tab/><text:tab/><text:tab/><text:tab/><text:tab/>1<text:tab/>1<text:tab/>1<text:tab/><text:tab/>Vi är klara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7"><text:span text:style-name="T7">Lite om satslogik</text:span></text:p>
      <text:p text:style-name="P7"><text:span text:style-name="T7"/></text:p>
      <text:p text:style-name="P7"><text:span text:style-name="T7"/></text:p>
      <text:p text:style-name="P7"><text:span text:style-name="T7">Studerar påstående “matematiskt”.</text:span></text:p>
      <text:p text:style-name="P7"><text:span text:style-name="T7"/></text:p>
      <text:p text:style-name="P7"><text:span text:style-name="T7">Exempel:</text:span></text:p>
      <text:p text:style-name="P7"><text:span text:style-name="T7"/></text:p>
      <text:p text:style-name="P7"><text:span text:style-name="T7"/></text:p>
      <text:p text:style-name="P7"><text:span text:style-name="T7"><text:tab/>“Lisa läser diskret matematik.”<text:tab/>: A</text:span></text:p>
      <text:p text:style-name="P7"><text:span text:style-name="T7"/></text:p>
      <text:p text:style-name="P7"><text:span text:style-name="T7"><text:tab/>“Det regnar.”<text:tab/><text:tab/><text:tab/><text:tab/>: B</text:span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><text:tab/>¬A:<text:tab/><text:tab/>“Lisa läser inte diskret matematik.”</text:span></text:p>
      <text:p text:style-name="P7"><text:span text:style-name="T7"/></text:p>
      <text:p text:style-name="P7"><text:span text:style-name="T7"><text:tab/>A ∧ ¬B:<text:tab/>“Lisa läser diskret matematik och det regnar inte.”</text:span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><text:tab/>C → A ∨ B:<text:tab/>“Om det är onsdag så läser Lisa diskret matematik eller</text:span></text:p>
      <text:p text:style-name="P7"><text:span text:style-name="T7"><text:tab/><text:tab/><text:tab/>så regnar det (eller båda).”</text:span></text:p>
      <text:p text:style-name="P7"><text:span text:style-name="T7"/></text:p>
      <text:p text:style-name="P7"><text:span text:style-name="T7"><text:tab/><text:tab/><text:tab/></text:span><text:span text:style-name="T8"><text:tab/>Säger man “antingen A eller B” så menar man, men</text:span></text:p>
      <text:p text:style-name="P18"><text:span text:style-name="T7"><text:tab/><text:tab/><text:tab/><text:tab/>“eller”, “A, B, eller både A och B”.</text:span></text:p>
      <text:p text:style-name="P7"><text:span text:style-name="T7"/></text:p>
      <text:p text:style-name="P7"><text:span text:style-name="T7"/></text:p>
      <text:p text:style-name="P21"><text:span text:style-name="T7"><text:tab/>Operationerna för sammansatta påståenden kallas konnektiv.</text:span></text:p>
      <text:p text:style-name="P7"><text:span text:style-name="T7"/></text:p>
      <text:p text:style-name="P7"><text:span text:style-name="T7"><text:tab/><text:tab/>¬<text:tab/>negation<text:tab/><text:tab/><text:tab/>“inte”</text:span></text:p>
      <text:p text:style-name="P7"><text:span text:style-name="T7"/></text:p>
      <text:p text:style-name="P7"><text:span text:style-name="T7"><text:tab/><text:tab/></text:span><text:span text:style-name="T4">∧</text:span><text:span text:style-name="T7"><text:tab/>konjunktion<text:tab/><text:tab/><text:tab/>“och”, “men”</text:span></text:p>
      <text:p text:style-name="P7"><text:span text:style-name="T7"><text:tab/><text:tab/><text:tab/><text:tab/><text:tab/><text:tab/><text:tab/>(skillnaden får inte i den här analysen)</text:span></text:p>
      <text:p text:style-name="P7"><text:span text:style-name="T7"/></text:p>
      <text:p text:style-name="P7"><text:span text:style-name="T7"><text:tab/><text:tab/></text:span><text:span text:style-name="T4">∨</text:span><text:span text:style-name="T7"><text:tab/>disjunktion<text:tab/><text:tab/><text:tab/>“eller”, “minst en av”</text:span></text:p>
      <text:p text:style-name="P7"><text:span text:style-name="T4"/></text:p>
      <text:p text:style-name="P7"><text:span text:style-name="T7"><text:tab/><text:tab/></text:span><text:span text:style-name="T4">→</text:span><text:span text:style-name="T7"><text:tab/>implikation<text:tab/><text:tab/><text:tab/>“om … så …”, “bara om”</text:span></text:p>
      <text:p text:style-name="P7"><text:span text:style-name="T4"/></text:p>
      <text:p text:style-name="P7"><text:span text:style-name="T7"><text:tab/><text:tab/></text:span><text:span text:style-name="T4">↔</text:span><text:span text:style-name="T7"><text:tab/>dubbel implikation<text:tab/>“omm”</text:span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><text:tab/>Deras betydelse ges av sanningsvärdestabeller:</text:span></text:p>
      <text:p text:style-name="P7"><draw:line text:anchor-type="paragraph" draw:z-index="7" draw:style-name="gr2" draw:text-style-name="P26" svg:x1="3.33cm" svg:y1="2.632cm" svg:x2="3.33cm" svg:y2="0.427cm"><text:p/></draw:line><text:span text:style-name="T7"/></text:p>
      <text:p text:style-name="P7"><text:span text:style-name="T7"><text:tab/><text:tab/>p<text:tab/>¬p</text:span></text:p>
      <text:p text:style-name="P7"><draw:line text:anchor-type="paragraph" draw:z-index="6" draw:style-name="gr2" draw:text-style-name="P26" svg:x1="2.351cm" svg:y1="0.233cm" svg:x2="4.552cm" svg:y2="0.233cm"><text:p/></draw:line><text:span text:style-name="T7"/></text:p>
      <text:p text:style-name="P7"><text:span text:style-name="T7"><text:tab/><text:tab/>1<text:tab/> 0<text:tab/><text:tab/><text:tab/><text:tab/>1 = sant</text:span></text:p>
      <text:p text:style-name="P7"><text:span text:style-name="T7"><text:tab/><text:tab/>0<text:tab/> 1<text:tab/><text:tab/><text:tab/><text:tab/>0 = falskt</text:span></text:p>
      <text:p text:style-name="P7"><text:span text:style-name="T7"/></text:p>
      <text:p text:style-name="P7"><text:span text:style-name="T7"/></text:p>
      <text:p text:style-name="P7"><draw:line text:anchor-type="paragraph" draw:z-index="9" draw:style-name="gr2" draw:text-style-name="P26" svg:x1="5.278cm" svg:y1="5.629cm" svg:x2="5.278cm" svg:y2="0.443cm"><text:p/></draw:line><text:span text:style-name="T7"/></text:p>
      <text:p text:style-name="P7"><text:span text:style-name="T7"><text:tab/><text:tab/>p<text:tab/>q<text:tab/><text:tab/>p </text:span><text:span text:style-name="T4">∧</text:span><text:span text:style-name="T7"> q<text:tab/><text:tab/>p </text:span><text:span text:style-name="T4">∨</text:span><text:span text:style-name="T7"> q<text:tab/><text:tab/>p </text:span><text:span text:style-name="T4">→</text:span><text:span text:style-name="T7"> q<text:tab/><text:tab/>p </text:span><text:span text:style-name="T4">↔</text:span><text:span text:style-name="T7"> q</text:span></text:p>
      <text:p text:style-name="P7"><text:span text:style-name="T7"/></text:p>
      <text:p text:style-name="P7"><draw:line text:anchor-type="paragraph" draw:z-index="8" draw:style-name="gr2" draw:text-style-name="P26" svg:x1="2.351cm" svg:y1="0.004cm" svg:x2="15.183cm" svg:y2="0.004cm"><text:p/></draw:line><text:span text:style-name="T7"/></text:p>
      <text:p text:style-name="P7"><text:span text:style-name="T7"><text:tab/><text:tab/>1<text:tab/>1<text:tab/><text:tab/> <text:s text:c="2"/>1<text:tab/><text:tab/> <text:s text:c="2"/>1<text:tab/><text:tab/> <text:s text:c="2"/>1<text:tab/><text:tab/> <text:s text:c="2"/>1</text:span></text:p>
      <text:p text:style-name="P7"/>
      <text:p text:style-name="P7"><text:span text:style-name="T7"><text:tab/><text:tab/>1<text:tab/>0<text:tab/><text:tab/> <text:s text:c="2"/>0<text:tab/><text:tab/> <text:s text:c="2"/>1<text:tab/><text:tab/> <text:s text:c="2"/>0<text:tab/><text:tab/> <text:s text:c="2"/>0</text:span></text:p>
      <text:p text:style-name="P7"><text:span text:style-name="T7"/></text:p>
      <text:p text:style-name="P7"><text:span text:style-name="T7"><text:tab/><text:tab/>0<text:tab/>1<text:tab/><text:tab/> <text:s text:c="2"/>0<text:tab/><text:tab/> <text:s text:c="2"/>1<text:tab/><text:tab/> <text:s text:c="2"/>1<text:tab/><text:tab/> <text:s text:c="2"/>0</text:span></text:p>
      <text:p text:style-name="P7"><text:span text:style-name="T7"/></text:p>
      <text:p text:style-name="P7"><text:span text:style-name="T7"><text:tab/><text:tab/>0<text:tab/>0<text:tab/><text:tab/> <text:s text:c="2"/>0<text:tab/><text:tab/> <text:s text:c="2"/>0<text:tab/><text:tab/> <text:s text:c="2"/>1<text:tab/><text:tab/> <text:s text:c="2"/>1</text:span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><text:tab/><text:tab/>p </text:span><text:span text:style-name="T4">∧</text:span><text:span text:style-name="T7"> q:<text:tab/>1 omm båda 1<text:tab/><text:tab/></text:span><text:span text:style-name="T8">»båda sanna»</text:span></text:p>
      <text:p text:style-name="P7"><text:span text:style-name="T7"/></text:p>
      <text:p text:style-name="P7"><text:span text:style-name="T7"><text:tab/><text:tab/>p </text:span><text:span text:style-name="T4">∨</text:span><text:span text:style-name="T7"> q:<text:tab/>0 omm båda 0<text:tab/><text:tab/></text:span><text:span text:style-name="T8">»någon sann»</text:span></text:p>
      <text:p text:style-name="P7"><text:span text:style-name="T7"/></text:p>
      <text:p text:style-name="P7"><text:span text:style-name="T7"><text:tab/><text:tab/>p </text:span><text:span text:style-name="T4">→</text:span><text:span text:style-name="T7"> q:<text:tab/>0 omm (1, 0)<text:tab/><text:tab/></text:span><text:span text:style-name="T8">»q minst lika sann som p»</text:span></text:p>
      <text:p text:style-name="P7"><text:span text:style-name="T7"/></text:p>
      <text:p text:style-name="P7"><text:span text:style-name="T7"><text:tab/><text:tab/>p </text:span><text:span text:style-name="T4">↔</text:span><text:span text:style-name="T7"> q:<text:tab/>1 omm lika<text:tab/><text:tab/><text:tab/></text:span><text:span text:style-name="T8">»p och q lika sanna»</text:span></text:p>
      <text:p text:style-name="P7"><text:span text:style-name="T7"/></text:p>
      <text:p text:style-name="P22"><text:span text:style-name="T9">Sanningsvärdestabeller för “större” sentenser</text:span></text:p>
      <text:p text:style-name="P8"><text:span text:style-name="T9"/></text:p>
      <text:p text:style-name="P8"><draw:line text:anchor-type="paragraph" draw:z-index="10" draw:style-name="gr2" draw:text-style-name="P26" svg:x1="3.373cm" svg:y1="8.514cm" svg:x2="3.373cm" svg:y2="0.233cm"><text:p/></draw:line><draw:line text:anchor-type="paragraph" draw:z-index="14" draw:style-name="gr2" draw:text-style-name="P26" svg:x1="8.664cm" svg:y1="8.567cm" svg:x2="8.664cm" svg:y2="0.286cm"><text:p/></draw:line><text:span text:style-name="T9"/></text:p>
      <text:p text:style-name="P9"><text:span text:style-name="T9"><text:tab/><text:tab/><text:tab/></text:span><text:span text:style-name="T11"> <text:s text:c="3"/></text:span><text:span text:style-name="T10">C → (A ∧ ¬B)</text:span></text:p>
      <text:p text:style-name="P9"><text:span text:style-name="T9"><text:tab/></text:span><text:span text:style-name="T11"> </text:span><text:span text:style-name="T9">A</text:span><text:span text:style-name="T11"> <text:s/></text:span><text:span text:style-name="T9">B</text:span><text:span text:style-name="T11"> <text:s/></text:span><text:span text:style-name="T9">C<text:tab/></text:span><text:span text:style-name="T11"> <text:s text:c="3"/></text:span><text:span text:style-name="T9">C → A ∧ ¬B<text:tab/><text:tab/><text:tab/>(C → A) ∧ ¬(B ∧ C)</text:span></text:p>
      <text:p text:style-name="P8"><draw:line text:anchor-type="paragraph" draw:z-index="11" draw:style-name="gr2" draw:text-style-name="P26" svg:x1="0.896cm" svg:y1="0.411cm" svg:x2="14.549cm" svg:y2="0.411cm"><text:p/></draw:line><text:span text:style-name="T9"/></text:p>
      <text:p text:style-name="P8"><draw:custom-shape text:anchor-type="paragraph" draw:z-index="13" draw:style-name="gr3" svg:width="0.768cm" svg:height="6.139cm" svg:x="11.045cm" svg:y="0.162cm"><text:p/><draw:enhanced-geometry svg:viewBox="0 0 21600 21600" draw:type="rectangle" draw:enhanced-path="M 0 0 L 21600 0 21600 21600 0 21600 0 0 Z N"/></draw:custom-shape><draw:custom-shape text:anchor-type="paragraph" draw:z-index="12" draw:style-name="gr3" svg:width="0.768cm" svg:height="6.139cm" svg:x="4.309cm" svg:y="0.162cm"><text:p/><draw:enhanced-geometry svg:viewBox="0 0 21600 21600" draw:type="rectangle" draw:enhanced-path="M 0 0 L 21600 0 21600 21600 0 21600 0 0 Z N"/></draw:custom-shape><text:span text:style-name="T9"/></text:p>
      <text:p text:style-name="P8"><text:span text:style-name="T9"><text:tab/></text:span><text:span text:style-name="T11"> </text:span><text:span text:style-name="T9">1</text:span><text:span text:style-name="T11"> <text:s/></text:span><text:span text:style-name="T9">1</text:span><text:span text:style-name="T11"> <text:s/></text:span><text:span text:style-name="T9">1<text:tab/></text:span><text:span text:style-name="T11"> <text:s text:c="5"/></text:span><text:span text:style-name="T9">0<text:tab/></text:span><text:span text:style-name="T11"> <text:s text:c="5"/></text:span><text:span text:style-name="T9">0<text:tab/></text:span><text:span text:style-name="T11"> <text:s text:c="5"/></text:span><text:span text:style-name="T9">0<text:tab/><text:tab/><text:tab/>1<text:tab/>0<text:tab/>0<text:tab/>1</text:span></text:p>
      <text:p text:style-name="P9"><text:span text:style-name="T9"><text:tab/></text:span><text:span text:style-name="T11"> </text:span><text:span text:style-name="T9">1</text:span><text:span text:style-name="T11"> <text:s/></text:span><text:span text:style-name="T9">1</text:span><text:span text:style-name="T11"> <text:s/></text:span><text:span text:style-name="T9">0<text:tab/></text:span><text:span text:style-name="T11"> <text:s text:c="5"/>1<text:tab/> <text:s text:c="5"/>0<text:tab/> <text:s text:c="5"/>0<text:tab/><text:tab/><text:tab/>1<text:tab/>1<text:tab/>1<text:tab/>0</text:span></text:p>
      <text:p text:style-name="P8"><text:span text:style-name="T9"/></text:p>
      <text:p text:style-name="P9"><text:span text:style-name="T9"><text:tab/></text:span><text:span text:style-name="T11"> </text:span><text:span text:style-name="T9">1</text:span><text:span text:style-name="T11"> <text:s/></text:span><text:span text:style-name="T9">0</text:span><text:span text:style-name="T11"> <text:s/></text:span><text:span text:style-name="T9">1<text:tab/></text:span><text:span text:style-name="T11"> <text:s text:c="5"/>1<text:tab/> <text:s text:c="5"/>1<text:tab/> <text:s text:c="5"/>1<text:tab/><text:tab/><text:tab/>1<text:tab/>1<text:tab/>1<text:tab/>0</text:span></text:p>
      <text:p text:style-name="P9"><text:span text:style-name="T9"><text:tab/></text:span><text:span text:style-name="T11"> </text:span><text:span text:style-name="T9">1</text:span><text:span text:style-name="T11"> <text:s/></text:span><text:span text:style-name="T9">0</text:span><text:span text:style-name="T11"> <text:s/></text:span><text:span text:style-name="T9">0<text:tab/></text:span><text:span text:style-name="T11"> <text:s text:c="5"/>1<text:tab/> <text:s text:c="5"/>1<text:tab/> <text:s text:c="5"/>1<text:tab/><text:tab/><text:tab/>1<text:tab/>1<text:tab/>1<text:tab/>0</text:span></text:p>
      <text:p text:style-name="P8"><text:span text:style-name="T9"/></text:p>
      <text:p text:style-name="P9"><text:span text:style-name="T9"><text:tab/></text:span><text:span text:style-name="T11"> </text:span><text:span text:style-name="T9">0</text:span><text:span text:style-name="T11"> <text:s/></text:span><text:span text:style-name="T9">1</text:span><text:span text:style-name="T11"> <text:s/></text:span><text:span text:style-name="T9">1<text:tab/></text:span><text:span text:style-name="T11"> <text:s text:c="5"/>0<text:tab/> <text:s text:c="5"/>0<text:tab/> <text:s text:c="5"/>0<text:tab/><text:tab/><text:tab/>0<text:tab/>0<text:tab/>0<text:tab/>1</text:span></text:p>
      <text:p text:style-name="P9"><text:span text:style-name="T9"><text:tab/></text:span><text:span text:style-name="T11"> </text:span><text:span text:style-name="T9">0</text:span><text:span text:style-name="T11"> <text:s/></text:span><text:span text:style-name="T9">1</text:span><text:span text:style-name="T11"> <text:s/></text:span><text:span text:style-name="T9">0<text:tab/></text:span><text:span text:style-name="T11"> <text:s text:c="5"/>1<text:tab/> <text:s text:c="5"/>0<text:tab/> <text:s text:c="5"/>0<text:tab/><text:tab/><text:tab/>1<text:tab/>1<text:tab/>1<text:tab/>0</text:span></text:p>
      <text:p text:style-name="P8"><text:span text:style-name="T9"/></text:p>
      <text:p text:style-name="P9"><text:span text:style-name="T9"><text:tab/></text:span><text:span text:style-name="T11"> </text:span><text:span text:style-name="T9">0</text:span><text:span text:style-name="T11"> <text:s/></text:span><text:span text:style-name="T9">0</text:span><text:span text:style-name="T11"> <text:s/></text:span><text:span text:style-name="T9">1<text:tab/></text:span><text:span text:style-name="T11"> <text:s text:c="5"/>0<text:tab/> <text:s text:c="5"/>0<text:tab/> <text:s text:c="5"/>1<text:tab/><text:tab/><text:tab/>0<text:tab/>0<text:tab/>1<text:tab/>0</text:span></text:p>
      <text:p text:style-name="P9"><text:span text:style-name="T9"><text:tab/></text:span><text:span text:style-name="T11"> </text:span><text:span text:style-name="T9">0</text:span><text:span text:style-name="T11"> <text:s/></text:span><text:span text:style-name="T9">0</text:span><text:span text:style-name="T11"> <text:s/></text:span><text:span text:style-name="T9">0<text:tab/></text:span><text:span text:style-name="T11"> <text:s text:c="5"/>1<text:tab/> <text:s text:c="5"/>0<text:tab/> <text:s text:c="5"/>1<text:tab/><text:tab/><text:tab/>1<text:tab/>1<text:tab/>1<text:tab/>0</text:span></text:p>
      <text:p text:style-name="P8"><draw:line text:anchor-type="paragraph" draw:z-index="15" draw:style-name="gr2" draw:text-style-name="P26" svg:x1="7.209cm" svg:y1="1.485cm" svg:x2="7.209cm" svg:y2="0.268cm"><text:p/></draw:line><draw:line text:anchor-type="paragraph" draw:z-index="16" draw:style-name="gr2" draw:text-style-name="P26" svg:x1="5.992cm" svg:y1="2.385cm" svg:x2="5.992cm" svg:y2="0.242cm"><text:p/></draw:line><draw:line text:anchor-type="paragraph" draw:z-index="17" draw:style-name="gr2" draw:text-style-name="P26" svg:x1="4.701cm" svg:y1="3.338cm" svg:x2="4.701cm" svg:y2="0.242cm"><text:p/></draw:line><draw:line text:anchor-type="paragraph" draw:z-index="18" draw:style-name="gr2" draw:text-style-name="P26" svg:x1="13.945cm" svg:y1="1.485cm" svg:x2="13.945cm" svg:y2="0.268cm"><text:p/></draw:line><draw:line text:anchor-type="paragraph" draw:z-index="19" draw:style-name="gr2" draw:text-style-name="P26" svg:x1="12.728cm" svg:y1="2.385cm" svg:x2="12.728cm" svg:y2="0.242cm"><text:p/></draw:line><draw:line text:anchor-type="paragraph" draw:z-index="20" draw:style-name="gr2" draw:text-style-name="P26" svg:x1="11.437cm" svg:y1="3.338cm" svg:x2="11.437cm" svg:y2="0.242cm"><text:p/></draw:line><draw:line text:anchor-type="paragraph" draw:z-index="21" draw:style-name="gr2" draw:text-style-name="P26" svg:x1="10.183cm" svg:y1="1.485cm" svg:x2="10.183cm" svg:y2="0.268cm"><text:p/></draw:line><text:span text:style-name="T9"/></text:p>
      <text:p text:style-name="P8"><text:span text:style-name="T9"/></text:p>
      <text:p text:style-name="P9"><text:span text:style-name="T11"/></text:p>
      <text:p text:style-name="P9"><text:span text:style-name="T11"><text:tab/><text:tab/><text:tab/><text:tab/><text:tab/> <text:s text:c="4"/>¬B<text:tab/> <text:s text:c="5"/></text:span><text:span text:style-name="T9">C → A</text:span><text:span text:style-name="T11"><text:tab/><text:tab/> <text:s text:c="5"/></text:span><text:span text:style-name="T9">B ∧ C</text:span><text:span text:style-name="T11"><text:tab/><text:tab/> <text:s text:c="3"/>(1)</text:span></text:p>
      <text:p text:style-name="P9"><text:span text:style-name="T11"/></text:p>
      <text:p text:style-name="P9"><text:span text:style-name="T11"><text:tab/><text:tab/><text:tab/><text:tab/> <text:s/></text:span><text:span text:style-name="T9">A ∧ ¬B</text:span><text:span text:style-name="T11"><text:tab/><text:tab/><text:tab/><text:tab/> <text:s text:c="3"/></text:span><text:span text:style-name="T9">¬(B ∧ C)</text:span><text:span text:style-name="T11"><text:tab/><text:tab/><text:tab/> <text:s text:c="3"/>(2)</text:span></text:p>
      <text:p text:style-name="P9"><text:span text:style-name="T11"/></text:p>
      <text:p text:style-name="P9"><text:span text:style-name="T11"><text:tab/><text:tab/><text:tab/> <text:s text:c="3"/>hela<text:tab/><text:tab/><text:tab/><text:tab/> <text:s text:c="6"/>hela<text:tab/><text:tab/><text:tab/><text:tab/> <text:s text:c="3"/>(3)</text:span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10"><text:span text:style-name="T12">Observera att i exemplet får båda sentenserna samma sanningsvärden i alla tolkningar (alla rader). Vi säger att sentenserna är logiskt ekvivalenta.</text:span></text:p>
      <text:p text:style-name="P10"><text:span text:style-name="T12"/></text:p>
      <text:p text:style-name="P10"><text:span text:style-name="T12"/></text:p>
      <text:p text:style-name="P10"><text:span text:style-name="T12"><text:tab/><text:tab/><text:tab/>C → A ∧ ¬B <text:s/>≡ <text:s/>(C → A) ∧ ¬(B ∧ C)</text:span></text:p>
      <text:p text:style-name="P10"><draw:line text:anchor-type="paragraph" draw:z-index="22" draw:style-name="gr2" draw:text-style-name="P26" svg:x1="7.526cm" svg:y1="0.876cm" svg:x2="6.907cm" svg:y2="0.021cm"><text:p/></draw:line><text:span text:style-name="T12"/></text:p>
      <text:p text:style-name="P10"><text:span text:style-name="T12"/></text:p>
      <text:p text:style-name="P10"><text:span text:style-name="T12"><text:tab/><text:tab/><text:tab/><text:tab/><text:tab/><text:tab/>(⇔ i boken)</text:span></text:p>
      <text:p text:style-name="P10"><text:span text:style-name="T12"/></text:p>
      <text:p text:style-name="P10"><text:span text:style-name="T12">Exempel:</text:span></text:p>
      <text:p text:style-name="P10"><text:span text:style-name="T12"/></text:p>
      <text:p text:style-name="P10"><text:span text:style-name="T12"><text:tab/>p → q <text:s/>≡ <text:s/>¬p → ¬q<text:tab/>(kontraposition)</text:span></text:p>
      <text:p text:style-name="P10"><text:span text:style-name="T12"/></text:p>
      <text:p text:style-name="P10"><text:span text:style-name="T12"><text:tab/>p → q <text:s/>≢ <text:s/>q → p<text:tab/><text:tab/>(omvändning)</text:span></text:p>
      <text:p text:style-name="P10"><text:span text:style-name="T12"/></text:p>
      <text:p text:style-name="P10"><text:span text:style-name="T12"/></text:p>
      <text:p text:style-name="P10"><text:span text:style-name="T12">Alla logiska ekvivalenser kan fås med några enkla “tankelagar” (algebraiska).</text:span></text:p>
      <text:p text:style-name="P23"><text:span text:style-name="T12">Boolesk algebra, enkla logiska ekvivalenser</text:span></text:p>
      <text:p text:style-name="P10"><text:span text:style-name="T12"/></text:p>
      <text:p text:style-name="P10"><text:span text:style-name="T12"/></text:p>
      <text:p text:style-name="P11"><text:span text:style-name="T12"><draw:frame draw:style-name="fr1" draw:name="Object6" text:anchor-type="as-char" svg:width="16.355cm" svg:height="3.212cm" draw:z-index="23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1"><text:span text:style-name="T13"/></text:p>
      <text:p text:style-name="P11"><text:span text:style-name="T13"/></text:p>
      <text:p text:style-name="P11"><text:span text:style-name="T13"><draw:frame draw:style-name="fr1" draw:name="Object7" text:anchor-type="as-char" svg:width="8.102cm" svg:height="2.138cm" draw:z-index="24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1"><text:span text:style-name="T13"/></text:p>
      <text:p text:style-name="P11"><text:span text:style-name="T13"/></text:p>
      <text:p text:style-name="P12"><draw:line text:anchor-type="paragraph" draw:z-index="26" draw:style-name="gr2" draw:text-style-name="P26" svg:x1="7.463cm" svg:y1="1.608cm" svg:x2="2.886cm" svg:y2="0.753cm"><text:p/></draw:line><draw:line text:anchor-type="paragraph" draw:z-index="25" draw:style-name="gr2" draw:text-style-name="P26" svg:x1="3.727cm" svg:y1="2.232cm" svg:x2="1.298cm" svg:y2="1.609cm"><text:p/></draw:line><text:span text:style-name="T13"><draw:frame draw:style-name="fr1" draw:name="Object8" text:anchor-type="as-char" svg:width="7.465cm" svg:height="1.61cm" draw:z-index="27"><draw:object xlink:href="./Object 8" xlink:type="simple" xlink:show="embed" xlink:actuate="onLoad"/><draw:image xlink:href="./ObjectReplacements/Object 8" xlink:type="simple" xlink:show="embed" xlink:actuate="onLoad"/></draw:frame></text:span><text:span text:style-name="T13"><text:tab/></text:span></text:p>
      <text:p text:style-name="P12"><text:span text:style-name="T13"><text:tab/><text:tab/><text:tab/><text:tab/><text:tab/><text:tab/>Alltid falsk (falsum)</text:span></text:p>
      <text:p text:style-name="P12"><text:span text:style-name="T13"><text:tab/><text:tab/><text:tab/>Alltid sann (verum)</text:span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>Annat skrivsätt<text:tab/><text:tab/>(x⋅y skrivs oftast xy)</text:span></text:p>
      <text:p text:style-name="P12"><text:span text:style-name="T13"/></text:p>
      <text:p text:style-name="P12"><text:span text:style-name="T13"><draw:frame draw:style-name="fr1" draw:name="Object9" text:anchor-type="as-char" svg:width="15.367cm" svg:height="3.214cm" draw:z-index="2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2"><text:span text:style-name="T13"/></text:p>
      <text:p text:style-name="P12"><text:span text:style-name="T13"><draw:frame draw:style-name="fr1" draw:name="Object10" text:anchor-type="as-char" svg:width="4.584cm" svg:height="0.529cm" draw:z-index="2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2"><text:span text:style-name="T13"/></text:p>
      <text:p text:style-name="P12"><text:span text:style-name="T13"><draw:frame draw:style-name="fr1" draw:name="Object11" text:anchor-type="as-char" svg:width="6.849cm" svg:height="1.61cm" draw:z-index="3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5"><text:span text:style-name="T16"/></text:p>
      <text:p text:style-name="P12"><text:span text:style-name="T13"/></text:p>
      <text:p text:style-name="P15"><text:span text:style-name="T16">Notera att </text:span><text:span text:style-name="T16"><draw:frame draw:style-name="fr3" draw:name="Object20" text:anchor-type="as-char" svg:width="1.834cm" svg:height="0.49cm" draw:z-index="39"><draw:object xlink:href="./Object 20" xlink:type="simple" xlink:show="embed" xlink:actuate="onLoad"/><draw:image xlink:href="./ObjectReplacements/Object 20" xlink:type="simple" xlink:show="embed" xlink:actuate="onLoad"/></draw:frame></text:span><text:span text:style-name="T16"> och </text:span><text:span text:style-name="T16"><draw:frame draw:style-name="fr3" draw:name="Object21" text:anchor-type="as-char" svg:width="1.783cm" svg:height="0.49cm" draw:z-index="4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2"><text:span text:style-name="T13"/></text:p>
      <text:p text:style-name="P25"><text:span text:style-name="T14">(Det som stod på förra sidan)</text:span></text:p>
      <text:p text:style-name="P16"><text:span text:style-name="T12"/></text:p>
      <text:p text:style-name="P16"><text:span text:style-name="T12"/></text:p>
      <text:p text:style-name="P12"><text:span text:style-name="T12"><draw:frame draw:style-name="fr1" draw:name="Object12" text:anchor-type="as-char" svg:width="16.355cm" svg:height="3.212cm" draw:z-index="3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12"><text:span text:style-name="T13"/></text:p>
      <text:p text:style-name="P12"><text:span text:style-name="T13"/></text:p>
      <text:p text:style-name="P12"><text:span text:style-name="T13"><draw:frame draw:style-name="fr1" draw:name="Object13" text:anchor-type="as-char" svg:width="5.378cm" svg:height="0.529cm" draw:z-index="3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12"><text:span text:style-name="T13"/></text:p>
      <text:p text:style-name="P12"><text:span text:style-name="T13"/></text:p>
      <text:p text:style-name="P12"><text:span text:style-name="T13"><draw:frame draw:style-name="fr1" draw:name="Object14" text:anchor-type="as-char" svg:width="7.465cm" svg:height="1.61cm" draw:z-index="3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3"><text:tab/></text:span></text:p>
      <text:p text:style-name="P12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4">Motsvarande i mängdlära</text:span></text:p>
      <text:p text:style-name="P17"><text:span text:style-name="T12"/></text:p>
      <text:p text:style-name="P17"><text:span text:style-name="T12"/></text:p>
      <text:p text:style-name="P13"><text:span text:style-name="T12"><draw:frame draw:style-name="fr1" draw:name="Object16" text:anchor-type="as-char" svg:width="16.759cm" svg:height="3.277cm" draw:z-index="3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13"><text:span text:style-name="T13"/></text:p>
      <text:p text:style-name="P13"><text:span text:style-name="T13"/></text:p>
      <text:p text:style-name="P13"><text:span text:style-name="T13"><draw:frame draw:style-name="fr1" draw:name="Object17" text:anchor-type="as-char" svg:width="5.054cm" svg:height="0.584cm" draw:z-index="3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3"><text:span text:style-name="T13"/></text:p>
      <text:p text:style-name="P13"><text:span text:style-name="T13"/></text:p>
      <text:p text:style-name="P13"><text:span text:style-name="T13"><draw:frame draw:style-name="fr1" draw:name="Object15" text:anchor-type="as-char" svg:width="7.322cm" svg:height="1.665cm" draw:z-index="3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13"><text:span text:style-name="T13"/></text:p>
      <text:p text:style-name="P24"><text:span text:style-name="T14">⁅5.3⁆<text:tab/><text:tab/>(Text om ett hypotetiskt reglemente </text:span><text:span text:style-name="T15">finns nog i en av böckerna</text:span><text:span text:style-name="T14">)</text:span></text:p>
      <text:p text:style-name="P13"><text:span text:style-name="T14"/></text:p>
      <text:p text:style-name="P13"><text:span text:style-name="T14"/></text:p>
      <text:p text:style-name="P14"><text:span text:style-name="T15">Exempel med “resonemang” (att förenkla logiska uttryck) med boolesk algebra.</text:span></text:p>
      <text:p text:style-name="P14"><text:span text:style-name="T15"/></text:p>
      <text:p text:style-name="P14"><text:span text:style-name="T15">Militärt reglement:<text:tab/><text:tab/><text:tab/><text:tab/><text:tab/><text:tab/></text:span><text:span text:style-name="T15"><draw:frame draw:style-name="fr3" draw:name="Object18" text:anchor-type="as-char" svg:width="2.879cm" svg:height="0.49cm" draw:z-index="3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4"><text:span text:style-name="T15"/></text:p>
      <text:p text:style-name="P14"><text:span text:style-name="T15"><text:tab/>a:<text:tab/>slips</text:span><text:span text:style-name="T16"> skall</text:span><text:span text:style-name="T15"> bär</text:span><text:span text:style-name="T16">a</text:span><text:span text:style-name="T15">s</text:span></text:p>
      <text:p text:style-name="P14"><text:span text:style-name="T15"><text:tab/>b:<text:tab/>vapen</text:span><text:span text:style-name="T16">r</text:span><text:span text:style-name="T15">ock</text:span><text:span text:style-name="T16"> skall</text:span><text:span text:style-name="T15"> bär</text:span><text:span text:style-name="T16">a</text:span><text:span text:style-name="T15">s</text:span></text:p>
      <text:p text:style-name="P14"><text:span text:style-name="T15"><text:tab/>c:<text:tab/></text:span><text:span text:style-name="T16">ytterrock skall bäras</text:span></text:p>
      <text:p text:style-name="P14"><text:span text:style-name="T16"/></text:p>
      <text:p text:style-name="P15"><text:span text:style-name="T16">Reglementet:</text:span></text:p>
      <text:p text:style-name="P15"><text:span text:style-name="T16"/></text:p>
      <text:p text:style-name="P15"><text:span text:style-name="T16"><text:tab/></text:span><text:span text:style-name="T16"><draw:frame draw:style-name="fr3" draw:name="Object19" text:anchor-type="as-char" svg:width="6.562cm" svg:height="6.124cm" draw:z-index="3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15"><text:span text:style-name="T16"/></text:p>
      <text:p text:style-name="P15"><text:span text:style-name="T16"><text:tab/>Så förenklingen:</text:span></text:p>
      <text:p text:style-name="P15"><text:span text:style-name="T16"/></text:p>
      <text:p text:style-name="P15"><text:span text:style-name="T16"><text:tab/><text:tab/>1)<text:tab/>Slips skall bäras.</text:span></text:p>
      <text:p text:style-name="P15"><text:span text:style-name="T16"/></text:p>
      <text:p text:style-name="P15"><text:span text:style-name="T16"><text:tab/><text:tab/>2)<text:tab/>Om ytterrock bäres, skall vapenrock bäras.</text:span></text:p>
      <text:p text:style-name="P15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4-22T23:09:43</dc:date>
    <dc:creator>Mattias </dc:creator>
    <meta:editing-duration>PT65H22M54S</meta:editing-duration>
    <meta:editing-cycles>76</meta:editing-cycles>
    <meta:generator>OpenOffice.org/3.2$Unix OpenOffice.org_project/320m19$Build-9505</meta:generator>
    <meta:document-statistic meta:table-count="0" meta:image-count="0" meta:object-count="21" meta:page-count="9" meta:paragraph-count="147" meta:word-count="778" meta:character-count="4071"/>
  </office:meta>
</office:document-meta>
</file>

<file path=Object 1/content.xml><?xml version="1.0" encoding="utf-8"?>
<math xmlns="http://www.w3.org/1998/Math/MathML">
  <semantics>
    <mrow>
      <msup>
        <mi mathvariant="normal">b</mi>
        <mi mathvariant="normal">n</mi>
      </msup>
      <mi/>
      <mtext>(mod N)</mtext>
    </mrow>
    <annotation encoding="StarMath 5.0">b^n ~ "(mod N)"</annotation>
  </semantics>
</math>
</file>

<file path=Object 10/content.xml><?xml version="1.0" encoding="utf-8"?>
<math xmlns="http://www.w3.org/1998/Math/MathML">
  <semantics>
    <mrow>
      <mtable>
        <mtr>
          <mtd>
            <mover accent="true">
              <mover accent="true">
                <mi mathvariant="normal">p</mi>
                <mo>¯</mo>
              </mover>
              <mo>¯</mo>
            </mover>
          </mtd>
          <mtd>
            <mtext>=</mtext>
          </mtd>
          <mtd>
            <mi mathvariant="normal">p</mi>
          </mtd>
        </mtr>
      </mtable>
      <mi/>
      <mtable>
        <mtr>
          <mtd>
            <mi>involution</mi>
          </mtd>
        </mtr>
      </mtable>
    </mrow>
    <annotation encoding="StarMath 5.0">matrix{
alignr overline overline p # "=" # alignl p
}

~~~~

stack{
alignl involution
}</annotation>
  </semantics>
</math>
</file>

<file path=Object 11/content.xml><?xml version="1.0" encoding="utf-8"?>
<math xmlns="http://www.w3.org/1998/Math/MathML">
  <semantics>
    <mrow>
      <mtable>
        <mtr>
          <mtd>
            <mrow>
              <mi mathvariant="normal">p</mi>
              <mi mathvariant="normal">⋅</mi>
              <mover accent="true">
                <mi mathvariant="normal">p</mi>
                <mo>¯</mo>
              </mover>
            </mrow>
          </mtd>
          <mtd>
            <mtext>=</mtext>
          </mtd>
          <mtd>
            <mstyle mathvariant="bold">
              <mrow>
                <mn>0</mn>
              </mrow>
            </mstyle>
          </mtd>
        </mtr>
        <mtr>
          <mtd>
            <mrow>
              <mi mathvariant="normal">p</mi>
              <mi mathvariant="normal">⋅</mi>
              <mstyle mathvariant="bold">
                <mrow>
                  <mn>0</mn>
                </mrow>
              </mstyle>
            </mrow>
          </mtd>
          <mtd>
            <mtext>=</mtext>
          </mtd>
          <mtd>
            <mstyle mathvariant="bold">
              <mrow>
                <mn>0</mn>
              </mrow>
            </mstyle>
          </mtd>
        </mtr>
        <mtr>
          <mtd>
            <mrow>
              <mi mathvariant="normal">p</mi>
              <mi mathvariant="normal">⋅</mi>
              <mstyle mathvariant="bold">
                <mrow>
                  <mn>1</mn>
                </mrow>
              </mstyle>
            </mrow>
          </mtd>
          <mtd>
            <mtext>=</mtext>
          </mtd>
          <mtd>
            <mi mathvariant="normal">p</mi>
          </mtd>
        </mtr>
      </mtable>
      <mi/>
      <mtable>
        <mtr>
          <mtd>
            <mi>komplementaritet</mi>
          </mtd>
        </mtr>
        <mtr>
          <mtd>
            <mtext/>
          </mtd>
        </mtr>
        <mtr>
          <mtd>
            <mtext/>
          </mtd>
        </mtr>
      </mtable>
    </mrow>
    <annotation encoding="StarMath 5.0">matrix{
alignr p ⋅ overline p # "=" # alignl {bold 0} ##
alignr p ⋅ {bold 0} # "=" # alignl {bold 0} ##
alignr p ⋅ {bold 1} # "=" # alignl p
}

~~~~

stack{
alignl komplementaritet #
"" #
""
}</annotation>
  </semantics>
</math>
</file>

<file path=Object 12/content.xml><?xml version="1.0" encoding="utf-8"?>
<math xmlns="http://www.w3.org/1998/Math/MathML">
  <semantics>
    <mrow>
      <mtable>
        <mtr>
          <mtd>
            <mrow>
              <mi mathvariant="normal">p</mi>
              <mi mathvariant="normal">∧</mi>
              <mi mathvariant="normal">q</mi>
            </mrow>
          </mtd>
          <mtd>
            <mi mathvariant="normal">≡</mi>
          </mtd>
          <mtd>
            <mrow>
              <mi mathvariant="normal">q</mi>
              <mi mathvariant="normal">∧</mi>
              <mi mathvariant="normal">p</mi>
            </mrow>
          </mtd>
        </mtr>
        <mtr>
          <mtd>
            <mrow>
              <mrow>
                <mo stretchy="false">(</mo>
                <mrow>
                  <mi mathvariant="normal">p</mi>
                  <mi mathvariant="normal">∧</mi>
                  <mi mathvariant="normal">q</mi>
                </mrow>
                <mo stretchy="false">)</mo>
              </mrow>
              <mi mathvariant="normal">∧</mi>
              <mi mathvariant="normal">r</mi>
            </mrow>
          </mtd>
          <mtd>
            <mi mathvariant="normal">≡</mi>
          </mtd>
          <mtd>
            <mrow>
              <mi mathvariant="normal">p</mi>
              <mi mathvariant="normal">∧</mi>
              <mrow>
                <mo stretchy="false">(</mo>
                <mrow>
                  <mi mathvariant="normal">q</mi>
                  <mi mathvariant="normal">∧</mi>
                  <mi mathvariant="normal">r</mi>
                </mrow>
                <mo stretchy="false">)</mo>
              </mrow>
            </mrow>
          </mtd>
        </mtr>
        <mtr>
          <mtd>
            <mrow>
              <mi mathvariant="normal">p</mi>
              <mi mathvariant="normal">∧</mi>
              <mrow>
                <mo stretchy="false">(</mo>
                <mrow>
                  <mi mathvariant="normal">q</mi>
                  <mi mathvariant="normal">∨</mi>
                  <mi mathvariant="normal">r</mi>
                </mrow>
                <mo stretchy="false">)</mo>
              </mrow>
            </mrow>
          </mtd>
          <mtd>
            <mi mathvariant="normal">≡</mi>
          </mtd>
          <mtd>
            <mrow>
              <mrow>
                <mo stretchy="false">(</mo>
                <mrow>
                  <mi mathvariant="normal">p</mi>
                  <mi mathvariant="normal">∧</mi>
                  <mi mathvariant="normal">q</mi>
                </mrow>
                <mo stretchy="false">)</mo>
              </mrow>
              <mi mathvariant="normal">∨</mi>
              <mrow>
                <mo stretchy="false">(</mo>
                <mrow>
                  <mi mathvariant="normal">p</mi>
                  <mi mathvariant="normal">∧</mi>
                  <mi mathvariant="normal">r</mi>
                </mrow>
                <mo stretchy="false">)</mo>
              </mrow>
            </mrow>
          </mtd>
        </mtr>
        <mtr>
          <mtd>
            <mrow>
              <mi mathvariant="normal">¬</mi>
              <mrow>
                <mo stretchy="false">(</mo>
                <mrow>
                  <mi mathvariant="normal">p</mi>
                  <mi mathvariant="normal">∧</mi>
                  <mi mathvariant="normal">q</mi>
                </mrow>
                <mo stretchy="false">)</mo>
              </mrow>
            </mrow>
          </mtd>
          <mtd>
            <mi mathvariant="normal">≡</mi>
          </mtd>
          <mtd>
            <mrow>
              <mi mathvariant="normal">¬</mi>
              <mi mathvariant="normal">p</mi>
              <mi mathvariant="normal">∨</mi>
              <mi mathvariant="normal">¬</mi>
              <mi mathvariant="normal">q</mi>
            </mrow>
          </mtd>
        </mtr>
        <mtr>
          <mtd>
            <mrow>
              <mi mathvariant="normal">p</mi>
              <mi mathvariant="normal">∧</mi>
              <mi mathvariant="normal">p</mi>
            </mrow>
          </mtd>
          <mtd>
            <mi mathvariant="normal">≡</mi>
          </mtd>
          <mtd>
            <mi mathvariant="normal">p</mi>
          </mtd>
        </mtr>
        <mtr>
          <mtd>
            <mrow>
              <mi mathvariant="normal">p</mi>
              <mi mathvariant="normal">∧</mi>
              <mrow>
                <mo stretchy="false">(</mo>
                <mrow>
                  <mi mathvariant="normal">p</mi>
                  <mi mathvariant="normal">∨</mi>
                  <mi mathvariant="normal">q</mi>
                </mrow>
                <mo stretchy="false">)</mo>
              </mrow>
            </mrow>
          </mtd>
          <mtd>
            <mi mathvariant="normal">≡</mi>
          </mtd>
          <mtd>
            <mi mathvariant="normal">p</mi>
          </mtd>
        </mtr>
      </mtable>
      <mi/>
      <mtable>
        <mtr>
          <mtd>
            <mrow>
              <mi mathvariant="normal">p</mi>
              <mi mathvariant="normal">∨</mi>
              <mi mathvariant="normal">q</mi>
            </mrow>
          </mtd>
          <mtd>
            <mi mathvariant="normal">≡</mi>
          </mtd>
          <mtd>
            <mrow>
              <mi mathvariant="normal">q</mi>
              <mi mathvariant="normal">∨</mi>
              <mi mathvariant="normal">p</mi>
            </mrow>
          </mtd>
        </mtr>
        <mtr>
          <mtd>
            <mrow>
              <mrow>
                <mo stretchy="false">(</mo>
                <mrow>
                  <mi mathvariant="normal">p</mi>
                  <mi mathvariant="normal">∨</mi>
                  <mi mathvariant="normal">q</mi>
                </mrow>
                <mo stretchy="false">)</mo>
              </mrow>
              <mi mathvariant="normal">∨</mi>
              <mi mathvariant="normal">r</mi>
            </mrow>
          </mtd>
          <mtd>
            <mi mathvariant="normal">≡</mi>
          </mtd>
          <mtd>
            <mrow>
              <mi mathvariant="normal">p</mi>
              <mi mathvariant="normal">∨</mi>
              <mrow>
                <mo stretchy="false">(</mo>
                <mrow>
                  <mi mathvariant="normal">q</mi>
                  <mi mathvariant="normal">∨</mi>
                  <mi mathvariant="normal">r</mi>
                </mrow>
                <mo stretchy="false">)</mo>
              </mrow>
            </mrow>
          </mtd>
        </mtr>
        <mtr>
          <mtd>
            <mrow>
              <mi mathvariant="normal">p</mi>
              <mi mathvariant="normal">∨</mi>
              <mrow>
                <mo stretchy="false">(</mo>
                <mrow>
                  <mi mathvariant="normal">q</mi>
                  <mi mathvariant="normal">∧</mi>
                  <mi mathvariant="normal">r</mi>
                </mrow>
                <mo stretchy="false">)</mo>
              </mrow>
            </mrow>
          </mtd>
          <mtd>
            <mi mathvariant="normal">≡</mi>
          </mtd>
          <mtd>
            <mrow>
              <mrow>
                <mo stretchy="false">(</mo>
                <mrow>
                  <mi mathvariant="normal">p</mi>
                  <mi mathvariant="normal">∨</mi>
                  <mi mathvariant="normal">q</mi>
                </mrow>
                <mo stretchy="false">)</mo>
              </mrow>
              <mi mathvariant="normal">∧</mi>
              <mrow>
                <mo stretchy="false">(</mo>
                <mrow>
                  <mi mathvariant="normal">p</mi>
                  <mi mathvariant="normal">∨</mi>
                  <mi mathvariant="normal">r</mi>
                </mrow>
                <mo stretchy="false">)</mo>
              </mrow>
            </mrow>
          </mtd>
        </mtr>
        <mtr>
          <mtd>
            <mrow>
              <mi mathvariant="normal">¬</mi>
              <mrow>
                <mo stretchy="false">(</mo>
                <mrow>
                  <mi mathvariant="normal">p</mi>
                  <mi mathvariant="normal">∨</mi>
                  <mi mathvariant="normal">q</mi>
                </mrow>
                <mo stretchy="false">)</mo>
              </mrow>
            </mrow>
          </mtd>
          <mtd>
            <mi mathvariant="normal">≡</mi>
          </mtd>
          <mtd>
            <mrow>
              <mi mathvariant="normal">¬</mi>
              <mi mathvariant="normal">p</mi>
              <mi mathvariant="normal">∧</mi>
              <mi mathvariant="normal">¬</mi>
              <mi mathvariant="normal">q</mi>
            </mrow>
          </mtd>
        </mtr>
        <mtr>
          <mtd>
            <mrow>
              <mi mathvariant="normal">p</mi>
              <mi mathvariant="normal">∨</mi>
              <mi mathvariant="normal">p</mi>
            </mrow>
          </mtd>
          <mtd>
            <mi mathvariant="normal">≡</mi>
          </mtd>
          <mtd>
            <mi mathvariant="normal">p</mi>
          </mtd>
        </mtr>
        <mtr>
          <mtd>
            <mrow>
              <mi mathvariant="normal">p</mi>
              <mi mathvariant="normal">∨</mi>
              <mrow>
                <mo stretchy="false">(</mo>
                <mrow>
                  <mi mathvariant="normal">p</mi>
                  <mi mathvariant="normal">∧</mi>
                  <mi mathvariant="normal">q</mi>
                </mrow>
                <mo stretchy="false">)</mo>
              </mrow>
            </mrow>
          </mtd>
          <mtd>
            <mi mathvariant="normal">≡</mi>
          </mtd>
          <mtd>
            <mi mathvariant="normal">p</mi>
          </mtd>
        </mtr>
      </mtable>
      <mi/>
      <mtable>
        <mtr>
          <mtd>
            <mi>kommutativitet</mi>
          </mtd>
        </mtr>
        <mtr>
          <mtd>
            <mi>associativitet</mi>
          </mtd>
        </mtr>
        <mtr>
          <mtd>
            <mi>ditrivutivitet</mi>
          </mtd>
        </mtr>
        <mtr>
          <mtd>
            <mtext>De Morgan</mtext>
          </mtd>
        </mtr>
        <mtr>
          <mtd>
            <mi>idempotens</mi>
          </mtd>
        </mtr>
        <mtr>
          <mtd>
            <mi>absorption</mi>
          </mtd>
        </mtr>
      </mtable>
    </mrow>
    <annotation encoding="StarMath 5.0">matrix{
alignr p ∧ q # ≡ # alignl q ∧ p ##
alignr (p ∧ q) ∧ r # ≡ # alignl p ∧ (q ∧ r) ##
alignr p ∧ (q ∨ r) # ≡ # alignl (p ∧ q) ∨ (p ∧ r) ##
alignr ¬(p ∧ q) # ≡ # alignl ¬p ∨ ¬q ##
alignr p ∧ p # ≡ # alignl p ##
alignr p ∧ (p ∨ q) # ≡ # alignl  p
}

~~~~

matrix{
alignr p ∨ q # ≡ # alignl q ∨ p ##
alignr (p ∨ q) ∨ r # ≡ # alignl p ∨ (q ∨ r) ##
alignr p ∨ (q ∧ r) # ≡ # alignl (p ∨ q) ∧ (p ∨ r) ##
alignr ¬(p ∨ q) # ≡ # alignl ¬p ∧ ¬q ##
alignr p ∨ p # ≡ # alignl p ##
alignr p ∨ (p ∧ q) # ≡ # alignl  p
}

~~~~

stack{
alignl kommutativitet #
alignl associativitet #
alignl ditrivutivitet #
alignl "De Morgan" #
alignl idempotens #
alignl absorption
}</annotation>
  </semantics>
</math>
</file>

<file path=Object 13/content.xml><?xml version="1.0" encoding="utf-8"?>
<math xmlns="http://www.w3.org/1998/Math/MathML">
  <semantics>
    <mrow>
      <mtable>
        <mtr>
          <mtd>
            <mrow>
              <mi mathvariant="normal">¬</mi>
              <mi mathvariant="normal">¬</mi>
              <mi mathvariant="normal">p</mi>
            </mrow>
          </mtd>
          <mtd>
            <mi mathvariant="normal">≡</mi>
          </mtd>
          <mtd>
            <mi mathvariant="normal">p</mi>
          </mtd>
        </mtr>
      </mtable>
      <mi/>
      <mtable>
        <mtr>
          <mtd>
            <mi>involution</mi>
          </mtd>
        </mtr>
      </mtable>
    </mrow>
    <annotation encoding="StarMath 5.0">matrix{
alignr ¬¬p # ≡ # alignl p
}

~~~~

stack{
alignl involution
}</annotation>
  </semantics>
</math>
</file>

<file path=Object 14/content.xml><?xml version="1.0" encoding="utf-8"?>
<math xmlns="http://www.w3.org/1998/Math/MathML">
  <semantics>
    <mrow>
      <mtable>
        <mtr>
          <mtd>
            <mrow>
              <mi mathvariant="normal">p</mi>
              <mi mathvariant="normal">∧</mi>
              <mi mathvariant="normal">¬</mi>
              <mi mathvariant="normal">p</mi>
            </mrow>
          </mtd>
          <mtd>
            <mi mathvariant="normal">≡</mi>
          </mtd>
          <mtd>
            <mi mathvariant="normal">⊥</mi>
          </mtd>
        </mtr>
        <mtr>
          <mtd>
            <mrow>
              <mi mathvariant="normal">p</mi>
              <mi mathvariant="normal">∧</mi>
              <mi mathvariant="normal">⊥</mi>
            </mrow>
          </mtd>
          <mtd>
            <mi mathvariant="normal">≡</mi>
          </mtd>
          <mtd>
            <mi mathvariant="normal">⊥</mi>
          </mtd>
        </mtr>
        <mtr>
          <mtd>
            <mrow>
              <mi mathvariant="normal">p</mi>
              <mi mathvariant="normal">∧</mi>
              <mi mathvariant="normal">⊤</mi>
            </mrow>
          </mtd>
          <mtd>
            <mi mathvariant="normal">≡</mi>
          </mtd>
          <mtd>
            <mi mathvariant="normal">p</mi>
          </mtd>
        </mtr>
      </mtable>
      <mi/>
      <mtable>
        <mtr>
          <mtd>
            <mi>komplementaritet</mi>
          </mtd>
        </mtr>
        <mtr>
          <mtd>
            <mtext/>
          </mtd>
        </mtr>
        <mtr>
          <mtd>
            <mtext/>
          </mtd>
        </mtr>
      </mtable>
    </mrow>
    <annotation encoding="StarMath 5.0">matrix{
alignr p ∧ ¬p # ≡ # alignl ⊥ ##
alignr p ∧ ⊥ # ≡ # alignl ⊥ ##
alignr p ∧ ⊤ # ≡ # alignl p
}

~~~~

stack{
alignl komplementaritet #
"" #
""
}</annotation>
  </semantics>
</math>
</file>

<file path=Object 15/content.xml><?xml version="1.0" encoding="utf-8"?>
<math xmlns="http://www.w3.org/1998/Math/MathML">
  <semantics>
    <mrow>
      <mtable>
        <mtr>
          <mtd>
            <mrow>
              <mi mathvariant="normal">A</mi>
              <mi mathvariant="normal">∩</mi>
              <msup>
                <mi mathvariant="normal">A</mi>
                <mi mathvariant="normal">c</mi>
              </msup>
            </mrow>
          </mtd>
          <mtd>
            <mi mathvariant="normal">≡</mi>
          </mtd>
          <mtd>
            <mi mathvariant="normal">∅</mi>
          </mtd>
        </mtr>
        <mtr>
          <mtd>
            <mrow>
              <mi mathvariant="normal">A</mi>
              <mi mathvariant="normal">∩</mi>
              <mi mathvariant="normal">∅</mi>
            </mrow>
          </mtd>
          <mtd>
            <mi mathvariant="normal">≡</mi>
          </mtd>
          <mtd>
            <mi mathvariant="normal">∅</mi>
          </mtd>
        </mtr>
        <mtr>
          <mtd>
            <mrow>
              <mi mathvariant="normal">A</mi>
              <mi mathvariant="normal">∩</mi>
              <mtext>𝓤</mtext>
            </mrow>
          </mtd>
          <mtd>
            <mi mathvariant="normal">≡</mi>
          </mtd>
          <mtd>
            <mi mathvariant="normal">A</mi>
          </mtd>
        </mtr>
      </mtable>
      <mi/>
      <mtable>
        <mtr>
          <mtd>
            <mi>komplementaritet</mi>
          </mtd>
        </mtr>
        <mtr>
          <mtd>
            <mtext/>
          </mtd>
        </mtr>
        <mtr>
          <mtd>
            <mtext/>
          </mtd>
        </mtr>
      </mtable>
    </mrow>
    <annotation encoding="StarMath 5.0">matrix{
alignr A ∩ A^c # ≡ # alignl ∅ ##
alignr A ∩ ∅ # ≡ # alignl ∅ ##
alignr A ∩ "𝓤" # ≡ # alignl A
}

~~~~

stack{
alignl komplementaritet #
"" #
""
}</annotation>
  </semantics>
</math>
</file>

<file path=Object 16/content.xml><?xml version="1.0" encoding="utf-8"?>
<math xmlns="http://www.w3.org/1998/Math/MathML">
  <semantics>
    <mrow>
      <mtable>
        <mtr>
          <mtd>
            <mrow>
              <mi mathvariant="normal">A</mi>
              <mi mathvariant="normal">∩</mi>
              <mi mathvariant="normal">B</mi>
            </mrow>
          </mtd>
          <mtd>
            <mi mathvariant="normal">≡</mi>
          </mtd>
          <mtd>
            <mrow>
              <mi mathvariant="normal">B</mi>
              <mi mathvariant="normal">∩</mi>
              <mi mathvariant="normal">A</mi>
            </mrow>
          </mtd>
        </mtr>
        <mtr>
          <mtd>
            <mrow>
              <mrow>
                <mo stretchy="false">(</mo>
                <mrow>
                  <mi mathvariant="normal">A</mi>
                  <mi mathvariant="normal">∩</mi>
                  <mi mathvariant="normal">B</mi>
                </mrow>
                <mo stretchy="false">)</mo>
              </mrow>
              <mi mathvariant="normal">∩</mi>
              <mi mathvariant="normal">C</mi>
            </mrow>
          </mtd>
          <mtd>
            <mi mathvariant="normal">≡</mi>
          </mtd>
          <mtd>
            <mrow>
              <mi mathvariant="normal">A</mi>
              <mi mathvariant="normal">∩</mi>
              <mrow>
                <mo stretchy="false">(</mo>
                <mrow>
                  <mi mathvariant="normal">B</mi>
                  <mi mathvariant="normal">∩</mi>
                  <mi mathvariant="normal">C</mi>
                </mrow>
                <mo stretchy="false">)</mo>
              </mrow>
            </mrow>
          </mtd>
        </mtr>
        <mtr>
          <mtd>
            <mrow>
              <mi mathvariant="normal">A</mi>
              <mi mathvariant="normal">∩</mi>
              <mrow>
                <mo stretchy="false">(</mo>
                <mrow>
                  <mi mathvariant="normal">B</mi>
                  <mi mathvariant="normal">∪</mi>
                  <mi mathvariant="normal">C</mi>
                </mrow>
                <mo stretchy="false">)</mo>
              </mrow>
            </mrow>
          </mtd>
          <mtd>
            <mi mathvariant="normal">≡</mi>
          </mtd>
          <mtd>
            <mrow>
              <mrow>
                <mo stretchy="false">(</mo>
                <mrow>
                  <mi mathvariant="normal">A</mi>
                  <mi mathvariant="normal">∩</mi>
                  <mi mathvariant="normal">B</mi>
                </mrow>
                <mo stretchy="false">)</mo>
              </mrow>
              <mi mathvariant="normal">∪</mi>
              <mrow>
                <mo stretchy="false">(</mo>
                <mrow>
                  <mi mathvariant="normal">A</mi>
                  <mi mathvariant="normal">∩</mi>
                  <mi mathvariant="normal">C</mi>
                </mrow>
                <mo stretchy="false">)</mo>
              </mrow>
            </mrow>
          </mtd>
        </mtr>
        <mtr>
          <mtd>
            <msup>
              <mrow>
                <mo stretchy="false">(</mo>
                <mrow>
                  <mi mathvariant="normal">A</mi>
                  <mi mathvariant="normal">∩</mi>
                  <mi mathvariant="normal">B</mi>
                </mrow>
                <mo stretchy="false">)</mo>
              </mrow>
              <mi mathvariant="normal">c</mi>
            </msup>
          </mtd>
          <mtd>
            <mi mathvariant="normal">≡</mi>
          </mtd>
          <mtd>
            <mrow>
              <msup>
                <mi mathvariant="normal">A</mi>
                <mi mathvariant="normal">c</mi>
              </msup>
              <mi mathvariant="normal">∪</mi>
              <msup>
                <mi mathvariant="normal">B</mi>
                <mi mathvariant="normal">c</mi>
              </msup>
            </mrow>
          </mtd>
        </mtr>
        <mtr>
          <mtd>
            <mrow>
              <mi mathvariant="normal">A</mi>
              <mi mathvariant="normal">∩</mi>
              <mi mathvariant="normal">A</mi>
            </mrow>
          </mtd>
          <mtd>
            <mi mathvariant="normal">≡</mi>
          </mtd>
          <mtd>
            <mi mathvariant="normal">A</mi>
          </mtd>
        </mtr>
        <mtr>
          <mtd>
            <mrow>
              <mi mathvariant="normal">A</mi>
              <mi mathvariant="normal">∩</mi>
              <mrow>
                <mo stretchy="false">(</mo>
                <mrow>
                  <mi mathvariant="normal">A</mi>
                  <mi mathvariant="normal">∪</mi>
                  <mi mathvariant="normal">B</mi>
                </mrow>
                <mo stretchy="false">)</mo>
              </mrow>
            </mrow>
          </mtd>
          <mtd>
            <mi mathvariant="normal">≡</mi>
          </mtd>
          <mtd>
            <mi mathvariant="normal">A</mi>
          </mtd>
        </mtr>
      </mtable>
      <mi/>
      <mtable>
        <mtr>
          <mtd>
            <mrow>
              <mi mathvariant="normal">p</mi>
              <mi mathvariant="normal">∪</mi>
              <mi mathvariant="normal">q</mi>
            </mrow>
          </mtd>
          <mtd>
            <mi mathvariant="normal">≡</mi>
          </mtd>
          <mtd>
            <mrow>
              <mi mathvariant="normal">q</mi>
              <mi mathvariant="normal">∪</mi>
              <mi mathvariant="normal">p</mi>
            </mrow>
          </mtd>
        </mtr>
        <mtr>
          <mtd>
            <mrow>
              <mrow>
                <mo stretchy="false">(</mo>
                <mrow>
                  <mi mathvariant="normal">p</mi>
                  <mi mathvariant="normal">∪</mi>
                  <mi mathvariant="normal">q</mi>
                </mrow>
                <mo stretchy="false">)</mo>
              </mrow>
              <mi mathvariant="normal">∪</mi>
              <mi mathvariant="normal">r</mi>
            </mrow>
          </mtd>
          <mtd>
            <mi mathvariant="normal">≡</mi>
          </mtd>
          <mtd>
            <mrow>
              <mi mathvariant="normal">p</mi>
              <mi mathvariant="normal">∪</mi>
              <mrow>
                <mo stretchy="false">(</mo>
                <mrow>
                  <mi mathvariant="normal">q</mi>
                  <mi mathvariant="normal">∪</mi>
                  <mi mathvariant="normal">r</mi>
                </mrow>
                <mo stretchy="false">)</mo>
              </mrow>
            </mrow>
          </mtd>
        </mtr>
        <mtr>
          <mtd>
            <mrow>
              <mi mathvariant="normal">p</mi>
              <mi mathvariant="normal">∪</mi>
              <mrow>
                <mo stretchy="false">(</mo>
                <mrow>
                  <mi mathvariant="normal">q</mi>
                  <mi mathvariant="normal">∩</mi>
                  <mi mathvariant="normal">r</mi>
                </mrow>
                <mo stretchy="false">)</mo>
              </mrow>
            </mrow>
          </mtd>
          <mtd>
            <mi mathvariant="normal">≡</mi>
          </mtd>
          <mtd>
            <mrow>
              <mrow>
                <mo stretchy="false">(</mo>
                <mrow>
                  <mi mathvariant="normal">p</mi>
                  <mi mathvariant="normal">∪</mi>
                  <mi mathvariant="normal">q</mi>
                </mrow>
                <mo stretchy="false">)</mo>
              </mrow>
              <mi mathvariant="normal">∩</mi>
              <mrow>
                <mo stretchy="false">(</mo>
                <mrow>
                  <mi mathvariant="normal">p</mi>
                  <mi mathvariant="normal">∪</mi>
                  <mi mathvariant="normal">r</mi>
                </mrow>
                <mo stretchy="false">)</mo>
              </mrow>
            </mrow>
          </mtd>
        </mtr>
        <mtr>
          <mtd>
            <msup>
              <mrow>
                <mo stretchy="false">(</mo>
                <mrow>
                  <mi mathvariant="normal">p</mi>
                  <mi mathvariant="normal">∪</mi>
                  <mi mathvariant="normal">q</mi>
                </mrow>
                <mo stretchy="false">)</mo>
              </mrow>
              <mi mathvariant="normal">c</mi>
            </msup>
          </mtd>
          <mtd>
            <mi mathvariant="normal">≡</mi>
          </mtd>
          <mtd>
            <mrow>
              <msup>
                <mi mathvariant="normal">p</mi>
                <mi mathvariant="normal">c</mi>
              </msup>
              <mi mathvariant="normal">∩</mi>
              <msup>
                <mi mathvariant="normal">q</mi>
                <mi mathvariant="normal">c</mi>
              </msup>
            </mrow>
          </mtd>
        </mtr>
        <mtr>
          <mtd>
            <mrow>
              <mi mathvariant="normal">p</mi>
              <mi mathvariant="normal">∪</mi>
              <mi mathvariant="normal">p</mi>
            </mrow>
          </mtd>
          <mtd>
            <mi mathvariant="normal">≡</mi>
          </mtd>
          <mtd>
            <mi mathvariant="normal">p</mi>
          </mtd>
        </mtr>
        <mtr>
          <mtd>
            <mrow>
              <mi mathvariant="normal">p</mi>
              <mi mathvariant="normal">∪</mi>
              <mrow>
                <mo stretchy="false">(</mo>
                <mrow>
                  <mi mathvariant="normal">p</mi>
                  <mi mathvariant="normal">∩</mi>
                  <mi mathvariant="normal">q</mi>
                </mrow>
                <mo stretchy="false">)</mo>
              </mrow>
            </mrow>
          </mtd>
          <mtd>
            <mi mathvariant="normal">≡</mi>
          </mtd>
          <mtd>
            <mi mathvariant="normal">p</mi>
          </mtd>
        </mtr>
      </mtable>
      <mi/>
      <mtable>
        <mtr>
          <mtd>
            <mi>kommutativitet</mi>
          </mtd>
        </mtr>
        <mtr>
          <mtd>
            <mi>associativitet</mi>
          </mtd>
        </mtr>
        <mtr>
          <mtd>
            <mi>ditrivutivitet</mi>
          </mtd>
        </mtr>
        <mtr>
          <mtd>
            <mtext>De Morgan</mtext>
          </mtd>
        </mtr>
        <mtr>
          <mtd>
            <mi>idempotens</mi>
          </mtd>
        </mtr>
        <mtr>
          <mtd>
            <mi>absorption</mi>
          </mtd>
        </mtr>
      </mtable>
    </mrow>
    <annotation encoding="StarMath 5.0">matrix{
alignr A ∩ B # ≡ # alignl B ∩ A ##
alignr (A ∩ B) ∩ C # ≡ # alignl A ∩ (B ∩ C) ##
alignr A ∩ (B ∪ C) # ≡ # alignl (A ∩ B) ∪ (A ∩ C) ##
alignr (A ∩ B)^c # ≡ # alignl A^c ∪ B^c ##
alignr A ∩ A # ≡ # alignl A ##
alignr A ∩ (A ∪ B) # ≡ # alignl  A
}

~~~~

matrix{
alignr p ∪ q # ≡ # alignl q ∪ p ##
alignr (p ∪ q) ∪ r # ≡ # alignl p ∪ (q ∪ r) ##
alignr p ∪ (q ∩ r) # ≡ # alignl (p ∪ q) ∩ (p ∪ r) ##
alignr (p ∪ q)^c # ≡ # alignl p^c ∩ q^c ##
alignr p ∪ p # ≡ # alignl p ##
alignr p ∪ (p ∩ q) # ≡ # alignl  p
}

~~~~

stack{
alignl kommutativitet #
alignl associativitet #
alignl ditrivutivitet #
alignl "De Morgan" #
alignl idempotens #
alignl absorption
}</annotation>
  </semantics>
</math>
</file>

<file path=Object 17/content.xml><?xml version="1.0" encoding="utf-8"?>
<math xmlns="http://www.w3.org/1998/Math/MathML">
  <semantics>
    <mrow>
      <mtable>
        <mtr>
          <mtd>
            <msup>
              <mi mathvariant="normal">A</mi>
              <mrow>
                <mi mathvariant="normal">c</mi>
                <mi/>
                <mi mathvariant="normal">c</mi>
              </mrow>
            </msup>
          </mtd>
          <mtd>
            <mi mathvariant="normal">≡</mi>
          </mtd>
          <mtd>
            <mi mathvariant="normal">A</mi>
          </mtd>
        </mtr>
      </mtable>
      <mi/>
      <mtable>
        <mtr>
          <mtd>
            <mi>involution</mi>
          </mtd>
        </mtr>
      </mtable>
    </mrow>
    <annotation encoding="StarMath 5.0">matrix{
alignr A^{c`c} # ≡ # alignl A
}

~~~~

stack{
alignl involution
}</annotation>
  </semantics>
</math>
</file>

<file path=Object 18/content.xml><?xml version="1.0" encoding="utf-8"?>
<math xmlns="http://www.w3.org/1998/Math/MathML">
  <semantics>
    <mrow>
      <mi mathvariant="normal">x</mi>
      <mi/>
      <mi mathvariant="normal">→</mi>
      <mi/>
      <mi mathvariant="normal">y</mi>
      <mrow>
        <mi/>
        <mi mathvariant="normal">=</mi>
        <mi/>
      </mrow>
      <mover accent="true">
        <mi mathvariant="normal">x</mi>
        <mo stretchy="false">ˉ</mo>
      </mover>
      <mrow>
        <mi/>
        <mo stretchy="false">+</mo>
        <mi/>
      </mrow>
      <mi mathvariant="normal">y</mi>
    </mrow>
    <annotation encoding="StarMath 5.0">x `→` y ``=`` {bar x} `+` y</annotation>
  </semantics>
</math>
</file>

<file path=Object 19/content.xml><?xml version="1.0" encoding="utf-8"?>
<math xmlns="http://www.w3.org/1998/Math/MathML">
  <semantics>
    <mtable>
      <mtr>
        <mtd>
          <mtext/>
        </mtd>
        <mtd>
          <mrow>
            <mrow>
              <mo stretchy="false">(</mo>
              <mrow>
                <mover accent="true">
                  <mi mathvariant="normal">a</mi>
                  <mo stretchy="false">ˉ</mo>
                </mover>
                <mi mathvariant="normal">→</mi>
                <mover accent="true">
                  <mi mathvariant="normal">b</mi>
                  <mo stretchy="false">ˉ</mo>
                </mover>
              </mrow>
              <mo stretchy="false">)</mo>
            </mrow>
            <mrow>
              <mo stretchy="false">(</mo>
              <mrow>
                <mi mathvariant="normal">a</mi>
                <mover accent="true">
                  <mi mathvariant="normal">b</mi>
                  <mo stretchy="false">ˉ</mo>
                </mover>
                <mi mathvariant="normal">→</mi>
                <mi mathvariant="normal">c</mi>
              </mrow>
              <mo stretchy="false">)</mo>
            </mrow>
            <mrow>
              <mo stretchy="false">(</mo>
              <mrow>
                <mrow>
                  <mo stretchy="false">(</mo>
                  <mrow>
                    <mi mathvariant="normal">c</mi>
                    <mo stretchy="false">+</mo>
                    <mover accent="true">
                      <mi mathvariant="normal">a</mi>
                      <mo stretchy="false">ˉ</mo>
                    </mover>
                  </mrow>
                  <mo stretchy="false">)</mo>
                </mrow>
                <mi mathvariant="normal">→</mi>
                <mi mathvariant="normal">b</mi>
              </mrow>
              <mo stretchy="false">)</mo>
            </mrow>
          </mrow>
        </mtd>
        <mtd>
          <mtext>=</mtext>
        </mtd>
      </mtr>
      <mtr>
        <mtd>
          <mtext>=</mtext>
        </mtd>
        <mtd>
          <mrow>
            <mrow>
              <mo stretchy="false">(</mo>
              <mrow>
                <mover accent="true">
                  <mover accent="true">
                    <mi mathvariant="normal">a</mi>
                    <mo stretchy="false">ˉ</mo>
                  </mover>
                  <mo stretchy="false">ˉ</mo>
                </mover>
                <mo stretchy="false">+</mo>
                <mover accent="true">
                  <mi mathvariant="normal">b</mi>
                  <mo stretchy="false">ˉ</mo>
                </mover>
              </mrow>
              <mo stretchy="false">)</mo>
            </mrow>
            <mrow>
              <mo stretchy="false">(</mo>
              <mrow>
                <mover accent="true">
                  <mrow>
                    <mi mathvariant="normal">a</mi>
                    <mover accent="true">
                      <mi mathvariant="normal">b</mi>
                      <mo stretchy="false">ˉ</mo>
                    </mover>
                  </mrow>
                  <mo>¯</mo>
                </mover>
                <mo stretchy="false">+</mo>
                <mi mathvariant="normal">c</mi>
              </mrow>
              <mo stretchy="false">)</mo>
            </mrow>
            <mrow>
              <mo stretchy="false">(</mo>
              <mrow>
                <mover accent="true">
                  <mrow>
                    <mi mathvariant="normal">c</mi>
                    <mo stretchy="false">+</mo>
                    <mover accent="true">
                      <mi mathvariant="normal">a</mi>
                      <mo stretchy="false">ˉ</mo>
                    </mover>
                  </mrow>
                  <mo>¯</mo>
                </mover>
                <mo stretchy="false">+</mo>
                <mi mathvariant="normal">b</mi>
              </mrow>
              <mo stretchy="false">)</mo>
            </mrow>
          </mrow>
        </mtd>
        <mtd>
          <mtext>=</mtext>
        </mtd>
      </mtr>
      <mtr>
        <mtd>
          <mtext>=</mtext>
        </mtd>
        <mtd>
          <mrow>
            <mrow>
              <mo stretchy="false">(</mo>
              <mrow>
                <mover accent="true">
                  <mover accent="true">
                    <mi mathvariant="normal">a</mi>
                    <mo stretchy="false">ˉ</mo>
                  </mover>
                  <mo stretchy="false">ˉ</mo>
                </mover>
                <mo stretchy="false">+</mo>
                <mover accent="true">
                  <mi mathvariant="normal">b</mi>
                  <mo stretchy="false">ˉ</mo>
                </mover>
              </mrow>
              <mo stretchy="false">)</mo>
            </mrow>
            <mrow>
              <mo stretchy="false">(</mo>
              <mrow>
                <mrow>
                  <mover accent="true">
                    <mi mathvariant="normal">a</mi>
                    <mo stretchy="false">ˉ</mo>
                  </mover>
                  <mo stretchy="false">+</mo>
                  <mover accent="true">
                    <mover accent="true">
                      <mi mathvariant="normal">b</mi>
                      <mo stretchy="false">ˉ</mo>
                    </mover>
                    <mo stretchy="false">ˉ</mo>
                  </mover>
                </mrow>
                <mo stretchy="false">+</mo>
                <mi mathvariant="normal">c</mi>
              </mrow>
              <mo stretchy="false">)</mo>
            </mrow>
            <mrow>
              <mo stretchy="false">(</mo>
              <mrow>
                <mover accent="true">
                  <mrow>
                    <mi mathvariant="normal">c</mi>
                    <mo stretchy="false">+</mo>
                    <mover accent="true">
                      <mi mathvariant="normal">a</mi>
                      <mo stretchy="false">ˉ</mo>
                    </mover>
                  </mrow>
                  <mo>¯</mo>
                </mover>
                <mo stretchy="false">+</mo>
                <mi mathvariant="normal">b</mi>
              </mrow>
              <mo stretchy="false">)</mo>
            </mrow>
          </mrow>
        </mtd>
        <mtd>
          <mtext>=</mtext>
        </mtd>
      </mtr>
      <mtr>
        <mtd>
          <mtext>=</mtext>
        </mtd>
        <mtd>
          <mrow>
            <mrow>
              <mo stretchy="false">(</mo>
              <mrow>
                <mi mathvariant="normal">a</mi>
                <mo stretchy="false">+</mo>
                <mover accent="true">
                  <mi mathvariant="normal">b</mi>
                  <mo stretchy="false">ˉ</mo>
                </mover>
              </mrow>
              <mo stretchy="false">)</mo>
            </mrow>
            <mrow>
              <mo stretchy="false">(</mo>
              <mrow>
                <mrow>
                  <mover accent="true">
                    <mi mathvariant="normal">a</mi>
                    <mo stretchy="false">ˉ</mo>
                  </mover>
                  <mo stretchy="false">+</mo>
                  <mi mathvariant="normal">b</mi>
                </mrow>
                <mo stretchy="false">+</mo>
                <mover accent="true">
                  <mi mathvariant="normal">c</mi>
                  <mo stretchy="false">ˉ</mo>
                </mover>
              </mrow>
              <mo stretchy="false">)</mo>
            </mrow>
            <mrow>
              <mo stretchy="false">(</mo>
              <mrow>
                <mi mathvariant="normal">a</mi>
                <mrow>
                  <mover accent="true">
                    <mi mathvariant="normal">c</mi>
                    <mo stretchy="false">ˉ</mo>
                  </mover>
                  <mo stretchy="false">+</mo>
                  <mi mathvariant="normal">b</mi>
                </mrow>
              </mrow>
              <mo stretchy="false">)</mo>
            </mrow>
          </mrow>
        </mtd>
        <mtd>
          <mtext>=</mtext>
        </mtd>
      </mtr>
      <mtr>
        <mtd>
          <mtext>=</mtext>
        </mtd>
        <mtd>
          <mrow>
            <mrow>
              <mo stretchy="false">(</mo>
              <mrow>
                <mi mathvariant="normal">a</mi>
                <mo stretchy="false">+</mo>
                <mover accent="true">
                  <mi mathvariant="normal">b</mi>
                  <mo stretchy="false">ˉ</mo>
                </mover>
              </mrow>
              <mo stretchy="false">)</mo>
            </mrow>
            <mrow>
              <mo stretchy="false">(</mo>
              <mrow>
                <mrow>
                  <mi mathvariant="normal">b</mi>
                  <mo stretchy="false">+</mo>
                  <mrow>
                    <mo stretchy="false">(</mo>
                    <mrow>
                      <mover accent="true">
                        <mi mathvariant="normal">a</mi>
                        <mo stretchy="false">ˉ</mo>
                      </mover>
                      <mo stretchy="false">+</mo>
                      <mover accent="true">
                        <mi mathvariant="normal">c</mi>
                        <mo stretchy="false">ˉ</mo>
                      </mover>
                    </mrow>
                    <mo stretchy="false">)</mo>
                  </mrow>
                </mrow>
                <mi mathvariant="normal">a</mi>
                <mover accent="true">
                  <mi mathvariant="normal">c</mi>
                  <mo stretchy="false">ˉ</mo>
                </mover>
              </mrow>
              <mo stretchy="false">)</mo>
            </mrow>
          </mrow>
        </mtd>
        <mtd>
          <mtext>=</mtext>
        </mtd>
      </mtr>
      <mtr>
        <mtd>
          <mtext>=</mtext>
        </mtd>
        <mtd>
          <mrow>
            <mrow>
              <mo stretchy="false">(</mo>
              <mrow>
                <mi mathvariant="normal">a</mi>
                <mo stretchy="false">+</mo>
                <mover accent="true">
                  <mi mathvariant="normal">b</mi>
                  <mo stretchy="false">ˉ</mo>
                </mover>
              </mrow>
              <mo stretchy="false">)</mo>
            </mrow>
            <mrow>
              <mo stretchy="false">(</mo>
              <mrow>
                <mrow>
                  <mi mathvariant="normal">b</mi>
                  <mo stretchy="false">+</mo>
                  <mstyle mathvariant="bold">
                    <mrow>
                      <mn>0</mn>
                    </mrow>
                  </mstyle>
                </mrow>
                <mrow>
                  <mi mathvariant="normal">c</mi>
                  <mo stretchy="false">+</mo>
                  <mi mathvariant="normal">a</mi>
                </mrow>
                <mover accent="true">
                  <mi mathvariant="normal">c</mi>
                  <mo stretchy="false">ˉ</mo>
                </mover>
              </mrow>
              <mo stretchy="false">)</mo>
            </mrow>
          </mrow>
        </mtd>
        <mtd>
          <mtext>=</mtext>
        </mtd>
      </mtr>
      <mtr>
        <mtd>
          <mtext>=</mtext>
        </mtd>
        <mtd>
          <mrow>
            <mrow>
              <mo stretchy="false">(</mo>
              <mrow>
                <mi mathvariant="normal">a</mi>
                <mo stretchy="false">+</mo>
                <mover accent="true">
                  <mi mathvariant="normal">b</mi>
                  <mo stretchy="false">ˉ</mo>
                </mover>
              </mrow>
              <mo stretchy="false">)</mo>
            </mrow>
            <mrow>
              <mo stretchy="false">(</mo>
              <mrow>
                <mrow>
                  <mi mathvariant="normal">b</mi>
                  <mo stretchy="false">+</mo>
                  <mi mathvariant="normal">a</mi>
                </mrow>
                <mover accent="true">
                  <mi mathvariant="normal">c</mi>
                  <mo stretchy="false">ˉ</mo>
                </mover>
              </mrow>
              <mo stretchy="false">)</mo>
            </mrow>
          </mrow>
        </mtd>
        <mtd>
          <mtext>=</mtext>
        </mtd>
      </mtr>
      <mtr>
        <mtd>
          <mtext>=</mtext>
        </mtd>
        <mtd>
          <mrow>
            <mrow>
              <mi>ab</mi>
              <mo stretchy="false">+</mo>
              <mi mathvariant="normal">a</mi>
            </mrow>
            <mrow>
              <mrow>
                <mover accent="true">
                  <mi mathvariant="normal">c</mi>
                  <mo stretchy="false">ˉ</mo>
                </mover>
                <mo stretchy="false">+</mo>
                <mstyle mathvariant="bold">
                  <mrow>
                    <mn>0</mn>
                  </mrow>
                </mstyle>
              </mrow>
              <mo stretchy="false">+</mo>
              <mi mathvariant="normal">a</mi>
            </mrow>
            <mover accent="true">
              <mi mathvariant="normal">b</mi>
              <mo stretchy="false">ˉ</mo>
            </mover>
            <mover accent="true">
              <mi mathvariant="normal">c</mi>
              <mo stretchy="false">ˉ</mo>
            </mover>
          </mrow>
        </mtd>
        <mtd>
          <mtext>=</mtext>
        </mtd>
      </mtr>
      <mtr>
        <mtd>
          <mtext>=</mtext>
        </mtd>
        <mtd>
          <mrow>
            <mi mathvariant="normal">a</mi>
            <mrow>
              <mo stretchy="false">(</mo>
              <mrow>
                <mrow>
                  <mrow>
                    <mi mathvariant="normal">b</mi>
                    <mo stretchy="false">+</mo>
                    <mover accent="true">
                      <mi mathvariant="normal">c</mi>
                      <mo stretchy="false">ˉ</mo>
                    </mover>
                  </mrow>
                  <mo stretchy="false">+</mo>
                  <mover accent="true">
                    <mi mathvariant="normal">b</mi>
                    <mo stretchy="false">ˉ</mo>
                  </mover>
                </mrow>
                <mover accent="true">
                  <mi mathvariant="normal">c</mi>
                  <mo stretchy="false">ˉ</mo>
                </mover>
              </mrow>
              <mo stretchy="false">)</mo>
            </mrow>
          </mrow>
        </mtd>
        <mtd>
          <mtext>=</mtext>
        </mtd>
      </mtr>
      <mtr>
        <mtd>
          <mtext>=</mtext>
        </mtd>
        <mtd>
          <mrow>
            <mi mathvariant="normal">a</mi>
            <mrow>
              <mo stretchy="false">(</mo>
              <mrow>
                <mi mathvariant="normal">b</mi>
                <mo stretchy="false">+</mo>
                <mover accent="true">
                  <mi mathvariant="normal">c</mi>
                  <mo stretchy="false">ˉ</mo>
                </mover>
              </mrow>
              <mo stretchy="false">)</mo>
            </mrow>
          </mrow>
        </mtd>
        <mtd>
          <mtext>=</mtext>
        </mtd>
      </mtr>
      <mtr>
        <mtd>
          <mtext>=</mtext>
        </mtd>
        <mtd>
          <mrow>
            <mi mathvariant="normal">a</mi>
            <mrow>
              <mo stretchy="false">(</mo>
              <mrow>
                <mi mathvariant="normal">c</mi>
                <mi mathvariant="normal">→</mi>
                <mi mathvariant="normal">b</mi>
              </mrow>
              <mo stretchy="false">)</mo>
            </mrow>
          </mrow>
        </mtd>
        <mtd>
          <mtext/>
        </mtd>
      </mtr>
    </mtable>
    <annotation encoding="StarMath 5.0">matrix{

"" # (bar a → bar b)(a bar b → c)((c + bar a) → b) # "=" ##
"=" # (bar bar a + bar b)(overline{a bar b} + c)(overline{c + bar a} + b) # "=" ##
"=" # (bar bar a + bar b)(bar a + bar bar b + c)(overline{c + bar a} + b) # "=" ##
"=" # (a + bar b)(bar a + b + bar c)(a bar c + b) # "=" ##
"=" # (a + bar b)(b + (bar a + bar c) a bar c) # "=" ##
"=" # (a + bar b)(b + {bold 0}c + a bar c) # "=" ##
"=" # (a + bar b)(b + a bar c) # "=" ##
"=" # ab + a bar c + {bold 0} + a bar b bar c # "=" ##
"=" # a(b + bar c + bar b bar c) # "=" ##
"=" # a(b + bar c) # "=" ##
"=" # a(c → b) # ""

}</annotation>
  </semantics>
</math>
</file>

<file path=Object 2/content.xml><?xml version="1.0" encoding="utf-8"?>
<math xmlns="http://www.w3.org/1998/Math/MathML">
  <semantics>
    <mrow>
      <msup>
        <mfenced open="" close="">
          <msup>
            <mi mathvariant="normal">b</mi>
            <mi mathvariant="normal">n</mi>
          </msup>
        </mfenced>
        <mn>2</mn>
      </msup>
      <mi/>
      <mtext>(mod N)</mtext>
    </mrow>
    <annotation encoding="StarMath 5.0">left ( b^n right )^2 ~ "(mod N)"</annotation>
  </semantics>
</math>
</file>

<file path=Object 20/content.xml><?xml version="1.0" encoding="utf-8"?>
<math xmlns="http://www.w3.org/1998/Math/MathML">
  <semantics>
    <mrow>
      <mover accent="true">
        <mrow>
          <mi mathvariant="normal">x</mi>
          <mover accent="true">
            <mi mathvariant="normal">y</mi>
            <mo stretchy="false">ˉ</mo>
          </mover>
        </mrow>
        <mo>¯</mo>
      </mover>
      <mi/>
      <mi mathvariant="normal">≠</mi>
      <mi/>
      <mrow>
        <mover accent="true">
          <mi mathvariant="normal">x</mi>
          <mo stretchy="false">ˉ</mo>
        </mover>
        <mover accent="true">
          <mover accent="true">
            <mi mathvariant="normal">y</mi>
            <mo stretchy="false">ˉ</mo>
          </mover>
          <mo stretchy="false">ˉ</mo>
        </mover>
      </mrow>
    </mrow>
    <annotation encoding="StarMath 5.0">overline{x bar y} `≠` {bar x bar bar y}</annotation>
  </semantics>
</math>
</file>

<file path=Object 21/content.xml><?xml version="1.0" encoding="utf-8"?>
<math xmlns="http://www.w3.org/1998/Math/MathML">
  <semantics>
    <mrow>
      <mover accent="true">
        <mi mathvariant="normal">x</mi>
        <mo stretchy="false">ˉ</mo>
      </mover>
      <mover accent="true">
        <mi mathvariant="normal">y</mi>
        <mo stretchy="false">ˉ</mo>
      </mover>
      <mi/>
      <mi mathvariant="normal">≠</mi>
      <mi/>
      <mover accent="true">
        <mi>xy</mi>
        <mo>¯</mo>
      </mover>
    </mrow>
    <annotation encoding="StarMath 5.0">bar x bar y `≠` overline{xy}</annotation>
  </semantics>
</math>
</file>

<file path=Object 3/content.xml><?xml version="1.0" encoding="utf-8"?>
<math xmlns="http://www.w3.org/1998/Math/MathML">
  <semantics>
    <mrow>
      <msup>
        <mfenced open="" close="">
          <msup>
            <mfenced open="" close="">
              <msup>
                <mi mathvariant="normal">b</mi>
                <mi mathvariant="normal">n</mi>
              </msup>
            </mfenced>
            <mn>2</mn>
          </msup>
        </mfenced>
        <mn>2</mn>
      </msup>
      <mrow>
        <mi/>
        <mi mathvariant="normal">=</mi>
        <mi/>
      </mrow>
      <msup>
        <mi mathvariant="normal">b</mi>
        <mrow>
          <mi mathvariant="normal">n</mi>
          <mrow>
            <mi/>
            <mi mathvariant="normal">⋅</mi>
            <mi/>
          </mrow>
          <msup>
            <mn>2</mn>
            <mstyle mathsize="150%">
              <mrow>
                <mn>2</mn>
              </mrow>
            </mstyle>
          </msup>
        </mrow>
      </msup>
      <mi/>
      <mtext>(mod N)</mtext>
    </mrow>
    <annotation encoding="StarMath 5.0">left ( left ( b^n right )^2 right )^2 `=` b^{n `cdot` 2^{size *1.5 2}} ~ "(mod N)"</annotation>
  </semantics>
</math>
</file>

<file path=Object 4/content.xml><?xml version="1.0" encoding="utf-8"?>
<math xmlns="http://www.w3.org/1998/Math/MathML">
  <semantics>
    <mrow>
      <msup>
        <mi mathvariant="normal">b</mi>
        <mrow>
          <mi mathvariant="normal">n</mi>
          <mrow>
            <mi/>
            <mi mathvariant="normal">⋅</mi>
            <mi/>
          </mrow>
          <msup>
            <mn>2</mn>
            <mstyle mathsize="150%">
              <mrow>
                <mi mathvariant="normal">r</mi>
              </mrow>
            </mstyle>
          </msup>
        </mrow>
      </msup>
      <mi/>
      <mi mathvariant="normal">≡</mi>
      <mi/>
      <mn>1</mn>
      <mi/>
      <mtext>(mod N)</mtext>
    </mrow>
    <annotation encoding="StarMath 5.0">b^{n `cdot` 2^{size *1.5 r}} `≡` 1 ~ "(mod N)"</annotation>
  </semantics>
</math>
</file>

<file path=Object 5/content.xml><?xml version="1.0" encoding="utf-8"?>
<math xmlns="http://www.w3.org/1998/Math/MathML">
  <semantics>
    <mrow>
      <msup>
        <mfenced open="" close="">
          <msup>
            <mi mathvariant="normal">b</mi>
            <mi mathvariant="normal">n</mi>
          </msup>
        </mfenced>
        <msup>
          <mn>2</mn>
          <mstyle mathsize="150%">
            <mrow>
              <mi mathvariant="normal">i</mi>
            </mrow>
          </mstyle>
        </msup>
      </msup>
      <mi/>
      <mi mathvariant="normal">≡</mi>
      <mrow>
        <mi/>
        <mi mathvariant="normal">−</mi>
        <mn>1</mn>
      </mrow>
      <mi/>
      <mtext>(mod N)</mtext>
    </mrow>
    <annotation encoding="StarMath 5.0">left ( b^n right)^{2^{size *1.5 i}} `≡` -1 ~ "(mod N)"</annotation>
  </semantics>
</math>
</file>

<file path=Object 6/content.xml><?xml version="1.0" encoding="utf-8"?>
<math xmlns="http://www.w3.org/1998/Math/MathML">
  <semantics>
    <mrow>
      <mtable>
        <mtr>
          <mtd>
            <mrow>
              <mi mathvariant="normal">p</mi>
              <mi mathvariant="normal">∧</mi>
              <mi mathvariant="normal">q</mi>
            </mrow>
          </mtd>
          <mtd>
            <mi mathvariant="normal">≡</mi>
          </mtd>
          <mtd>
            <mrow>
              <mi mathvariant="normal">q</mi>
              <mi mathvariant="normal">∧</mi>
              <mi mathvariant="normal">p</mi>
            </mrow>
          </mtd>
        </mtr>
        <mtr>
          <mtd>
            <mrow>
              <mrow>
                <mo stretchy="false">(</mo>
                <mrow>
                  <mi mathvariant="normal">p</mi>
                  <mi mathvariant="normal">∧</mi>
                  <mi mathvariant="normal">q</mi>
                </mrow>
                <mo stretchy="false">)</mo>
              </mrow>
              <mi mathvariant="normal">∧</mi>
              <mi mathvariant="normal">r</mi>
            </mrow>
          </mtd>
          <mtd>
            <mi mathvariant="normal">≡</mi>
          </mtd>
          <mtd>
            <mrow>
              <mi mathvariant="normal">p</mi>
              <mi mathvariant="normal">∧</mi>
              <mrow>
                <mo stretchy="false">(</mo>
                <mrow>
                  <mi mathvariant="normal">q</mi>
                  <mi mathvariant="normal">∧</mi>
                  <mi mathvariant="normal">r</mi>
                </mrow>
                <mo stretchy="false">)</mo>
              </mrow>
            </mrow>
          </mtd>
        </mtr>
        <mtr>
          <mtd>
            <mrow>
              <mi mathvariant="normal">p</mi>
              <mi mathvariant="normal">∧</mi>
              <mrow>
                <mo stretchy="false">(</mo>
                <mrow>
                  <mi mathvariant="normal">q</mi>
                  <mi mathvariant="normal">∨</mi>
                  <mi mathvariant="normal">r</mi>
                </mrow>
                <mo stretchy="false">)</mo>
              </mrow>
            </mrow>
          </mtd>
          <mtd>
            <mi mathvariant="normal">≡</mi>
          </mtd>
          <mtd>
            <mrow>
              <mrow>
                <mo stretchy="false">(</mo>
                <mrow>
                  <mi mathvariant="normal">p</mi>
                  <mi mathvariant="normal">∧</mi>
                  <mi mathvariant="normal">q</mi>
                </mrow>
                <mo stretchy="false">)</mo>
              </mrow>
              <mi mathvariant="normal">∨</mi>
              <mrow>
                <mo stretchy="false">(</mo>
                <mrow>
                  <mi mathvariant="normal">p</mi>
                  <mi mathvariant="normal">∧</mi>
                  <mi mathvariant="normal">r</mi>
                </mrow>
                <mo stretchy="false">)</mo>
              </mrow>
            </mrow>
          </mtd>
        </mtr>
        <mtr>
          <mtd>
            <mrow>
              <mi mathvariant="normal">¬</mi>
              <mrow>
                <mo stretchy="false">(</mo>
                <mrow>
                  <mi mathvariant="normal">p</mi>
                  <mi mathvariant="normal">∧</mi>
                  <mi mathvariant="normal">q</mi>
                </mrow>
                <mo stretchy="false">)</mo>
              </mrow>
            </mrow>
          </mtd>
          <mtd>
            <mi mathvariant="normal">≡</mi>
          </mtd>
          <mtd>
            <mrow>
              <mi mathvariant="normal">¬</mi>
              <mi mathvariant="normal">p</mi>
              <mi mathvariant="normal">∨</mi>
              <mi mathvariant="normal">¬</mi>
              <mi mathvariant="normal">q</mi>
            </mrow>
          </mtd>
        </mtr>
        <mtr>
          <mtd>
            <mrow>
              <mi mathvariant="normal">p</mi>
              <mi mathvariant="normal">∧</mi>
              <mi mathvariant="normal">p</mi>
            </mrow>
          </mtd>
          <mtd>
            <mi mathvariant="normal">≡</mi>
          </mtd>
          <mtd>
            <mi mathvariant="normal">p</mi>
          </mtd>
        </mtr>
        <mtr>
          <mtd>
            <mrow>
              <mi mathvariant="normal">p</mi>
              <mi mathvariant="normal">∧</mi>
              <mrow>
                <mo stretchy="false">(</mo>
                <mrow>
                  <mi mathvariant="normal">p</mi>
                  <mi mathvariant="normal">∨</mi>
                  <mi mathvariant="normal">q</mi>
                </mrow>
                <mo stretchy="false">)</mo>
              </mrow>
            </mrow>
          </mtd>
          <mtd>
            <mi mathvariant="normal">≡</mi>
          </mtd>
          <mtd>
            <mi mathvariant="normal">p</mi>
          </mtd>
        </mtr>
      </mtable>
      <mi/>
      <mtable>
        <mtr>
          <mtd>
            <mrow>
              <mi mathvariant="normal">p</mi>
              <mi mathvariant="normal">∨</mi>
              <mi mathvariant="normal">q</mi>
            </mrow>
          </mtd>
          <mtd>
            <mi mathvariant="normal">≡</mi>
          </mtd>
          <mtd>
            <mrow>
              <mi mathvariant="normal">q</mi>
              <mi mathvariant="normal">∨</mi>
              <mi mathvariant="normal">p</mi>
            </mrow>
          </mtd>
        </mtr>
        <mtr>
          <mtd>
            <mrow>
              <mrow>
                <mo stretchy="false">(</mo>
                <mrow>
                  <mi mathvariant="normal">p</mi>
                  <mi mathvariant="normal">∨</mi>
                  <mi mathvariant="normal">q</mi>
                </mrow>
                <mo stretchy="false">)</mo>
              </mrow>
              <mi mathvariant="normal">∨</mi>
              <mi mathvariant="normal">r</mi>
            </mrow>
          </mtd>
          <mtd>
            <mi mathvariant="normal">≡</mi>
          </mtd>
          <mtd>
            <mrow>
              <mi mathvariant="normal">p</mi>
              <mi mathvariant="normal">∨</mi>
              <mrow>
                <mo stretchy="false">(</mo>
                <mrow>
                  <mi mathvariant="normal">q</mi>
                  <mi mathvariant="normal">∨</mi>
                  <mi mathvariant="normal">r</mi>
                </mrow>
                <mo stretchy="false">)</mo>
              </mrow>
            </mrow>
          </mtd>
        </mtr>
        <mtr>
          <mtd>
            <mrow>
              <mi mathvariant="normal">p</mi>
              <mi mathvariant="normal">∨</mi>
              <mrow>
                <mo stretchy="false">(</mo>
                <mrow>
                  <mi mathvariant="normal">q</mi>
                  <mi mathvariant="normal">∧</mi>
                  <mi mathvariant="normal">r</mi>
                </mrow>
                <mo stretchy="false">)</mo>
              </mrow>
            </mrow>
          </mtd>
          <mtd>
            <mi mathvariant="normal">≡</mi>
          </mtd>
          <mtd>
            <mrow>
              <mrow>
                <mo stretchy="false">(</mo>
                <mrow>
                  <mi mathvariant="normal">p</mi>
                  <mi mathvariant="normal">∨</mi>
                  <mi mathvariant="normal">q</mi>
                </mrow>
                <mo stretchy="false">)</mo>
              </mrow>
              <mi mathvariant="normal">∧</mi>
              <mrow>
                <mo stretchy="false">(</mo>
                <mrow>
                  <mi mathvariant="normal">p</mi>
                  <mi mathvariant="normal">∨</mi>
                  <mi mathvariant="normal">r</mi>
                </mrow>
                <mo stretchy="false">)</mo>
              </mrow>
            </mrow>
          </mtd>
        </mtr>
        <mtr>
          <mtd>
            <mrow>
              <mi mathvariant="normal">¬</mi>
              <mrow>
                <mo stretchy="false">(</mo>
                <mrow>
                  <mi mathvariant="normal">p</mi>
                  <mi mathvariant="normal">∨</mi>
                  <mi mathvariant="normal">q</mi>
                </mrow>
                <mo stretchy="false">)</mo>
              </mrow>
            </mrow>
          </mtd>
          <mtd>
            <mi mathvariant="normal">≡</mi>
          </mtd>
          <mtd>
            <mrow>
              <mi mathvariant="normal">¬</mi>
              <mi mathvariant="normal">p</mi>
              <mi mathvariant="normal">∧</mi>
              <mi mathvariant="normal">¬</mi>
              <mi mathvariant="normal">q</mi>
            </mrow>
          </mtd>
        </mtr>
        <mtr>
          <mtd>
            <mrow>
              <mi mathvariant="normal">p</mi>
              <mi mathvariant="normal">∨</mi>
              <mi mathvariant="normal">p</mi>
            </mrow>
          </mtd>
          <mtd>
            <mi mathvariant="normal">≡</mi>
          </mtd>
          <mtd>
            <mi mathvariant="normal">p</mi>
          </mtd>
        </mtr>
        <mtr>
          <mtd>
            <mrow>
              <mi mathvariant="normal">p</mi>
              <mi mathvariant="normal">∨</mi>
              <mrow>
                <mo stretchy="false">(</mo>
                <mrow>
                  <mi mathvariant="normal">p</mi>
                  <mi mathvariant="normal">∧</mi>
                  <mi mathvariant="normal">q</mi>
                </mrow>
                <mo stretchy="false">)</mo>
              </mrow>
            </mrow>
          </mtd>
          <mtd>
            <mi mathvariant="normal">≡</mi>
          </mtd>
          <mtd>
            <mi mathvariant="normal">p</mi>
          </mtd>
        </mtr>
      </mtable>
      <mi/>
      <mtable>
        <mtr>
          <mtd>
            <mi>kommutativitet</mi>
          </mtd>
        </mtr>
        <mtr>
          <mtd>
            <mi>associativitet</mi>
          </mtd>
        </mtr>
        <mtr>
          <mtd>
            <mi>ditrivutivitet</mi>
          </mtd>
        </mtr>
        <mtr>
          <mtd>
            <mtext>De Morgan</mtext>
          </mtd>
        </mtr>
        <mtr>
          <mtd>
            <mi>idempotens</mi>
          </mtd>
        </mtr>
        <mtr>
          <mtd>
            <mi>absorption</mi>
          </mtd>
        </mtr>
      </mtable>
    </mrow>
    <annotation encoding="StarMath 5.0">matrix{
alignr p ∧ q # ≡ # alignl q ∧ p ##
alignr (p ∧ q) ∧ r # ≡ # alignl p ∧ (q ∧ r) ##
alignr p ∧ (q ∨ r) # ≡ # alignl (p ∧ q) ∨ (p ∧ r) ##
alignr ¬(p ∧ q) # ≡ # alignl ¬p ∨ ¬q ##
alignr p ∧ p # ≡ # alignl p ##
alignr p ∧ (p ∨ q) # ≡ # alignl  p
}

~~~~

matrix{
alignr p ∨ q # ≡ # alignl q ∨ p ##
alignr (p ∨ q) ∨ r # ≡ # alignl p ∨ (q ∨ r) ##
alignr p ∨ (q ∧ r) # ≡ # alignl (p ∨ q) ∧ (p ∨ r) ##
alignr ¬(p ∨ q) # ≡ # alignl ¬p ∧ ¬q ##
alignr p ∨ p # ≡ # alignl p ##
alignr p ∨ (p ∧ q) # ≡ # alignl  p
}

~~~~

stack{
alignl kommutativitet #
alignl associativitet #
alignl ditrivutivitet #
alignl "De Morgan" #
alignl idempotens #
alignl absorption
}</annotation>
  </semantics>
</math>
</file>

<file path=Object 7/content.xml><?xml version="1.0" encoding="utf-8"?>
<math xmlns="http://www.w3.org/1998/Math/MathML">
  <semantics>
    <mrow>
      <mtable>
        <mtr>
          <mtd>
            <mrow>
              <mi mathvariant="normal">¬</mi>
              <mi mathvariant="normal">¬</mi>
              <mi mathvariant="normal">p</mi>
            </mrow>
          </mtd>
          <mtd>
            <mi mathvariant="normal">≡</mi>
          </mtd>
          <mtd>
            <mi mathvariant="normal">p</mi>
          </mtd>
        </mtr>
        <mtr>
          <mtd>
            <mrow>
              <mi mathvariant="normal">p</mi>
              <mi mathvariant="normal">↔</mi>
              <mi mathvariant="normal">q</mi>
            </mrow>
          </mtd>
          <mtd>
            <mi mathvariant="normal">≡</mi>
          </mtd>
          <mtd>
            <mrow>
              <mrow>
                <mo stretchy="false">(</mo>
                <mrow>
                  <mi mathvariant="normal">p</mi>
                  <mi mathvariant="normal">→</mi>
                  <mi mathvariant="normal">q</mi>
                </mrow>
                <mo stretchy="false">)</mo>
              </mrow>
              <mi mathvariant="normal">∧</mi>
              <mrow>
                <mo stretchy="false">(</mo>
                <mrow>
                  <mi mathvariant="normal">q</mi>
                  <mi mathvariant="normal">→</mi>
                  <mi mathvariant="normal">p</mi>
                </mrow>
                <mo stretchy="false">)</mo>
              </mrow>
            </mrow>
          </mtd>
        </mtr>
        <mtr>
          <mtd>
            <mrow>
              <mi mathvariant="normal">p</mi>
              <mi mathvariant="normal">→</mi>
              <mi mathvariant="normal">q</mi>
            </mrow>
          </mtd>
          <mtd>
            <mi mathvariant="normal">≡</mi>
          </mtd>
          <mtd>
            <mrow>
              <mi mathvariant="normal">¬</mi>
              <mi mathvariant="normal">p</mi>
              <mi mathvariant="normal">∨</mi>
              <mi mathvariant="normal">q</mi>
            </mrow>
          </mtd>
        </mtr>
        <mtr>
          <mtd>
            <mrow>
              <mi mathvariant="normal">¬</mi>
              <mi mathvariant="normal">p</mi>
            </mrow>
          </mtd>
          <mtd>
            <mi mathvariant="normal">≡</mi>
          </mtd>
          <mtd>
            <mrow>
              <mi mathvariant="normal">p</mi>
              <mi mathvariant="normal">→</mi>
              <mi mathvariant="normal">⊥</mi>
            </mrow>
          </mtd>
        </mtr>
      </mtable>
      <mi/>
      <mtable>
        <mtr>
          <mtd>
            <mi>involution</mi>
          </mtd>
        </mtr>
        <mtr>
          <mtd>
            <mtext>↔ uttryckt</mtext>
          </mtd>
        </mtr>
        <mtr>
          <mtd>
            <mtext>→ uttryckt</mtext>
          </mtd>
        </mtr>
        <mtr>
          <mtd>
            <mtext>¬ uttryckt</mtext>
          </mtd>
        </mtr>
      </mtable>
    </mrow>
    <annotation encoding="StarMath 5.0">matrix{
alignr ¬¬p # ≡ # alignl p ##
alignr p ↔ q # ≡ # alignl (p → q) ∧ (q → p) ##
alignr p → q # ≡ # alignl ¬p ∨ q ##
alignr ¬p # ≡ # alignl p → ⊥
}

~~~~

stack{
alignl involution #
alignl "↔ uttryckt" #
alignl "→ uttryckt" #
alignl "¬ uttryckt"
}</annotation>
  </semantics>
</math>
</file>

<file path=Object 8/content.xml><?xml version="1.0" encoding="utf-8"?>
<math xmlns="http://www.w3.org/1998/Math/MathML">
  <semantics>
    <mrow>
      <mtable>
        <mtr>
          <mtd>
            <mrow>
              <mi mathvariant="normal">p</mi>
              <mi mathvariant="normal">∧</mi>
              <mi mathvariant="normal">¬</mi>
              <mi mathvariant="normal">p</mi>
            </mrow>
          </mtd>
          <mtd>
            <mi mathvariant="normal">≡</mi>
          </mtd>
          <mtd>
            <mi mathvariant="normal">⊥</mi>
          </mtd>
        </mtr>
        <mtr>
          <mtd>
            <mrow>
              <mi mathvariant="normal">p</mi>
              <mi mathvariant="normal">∧</mi>
              <mi mathvariant="normal">⊥</mi>
            </mrow>
          </mtd>
          <mtd>
            <mi mathvariant="normal">≡</mi>
          </mtd>
          <mtd>
            <mi mathvariant="normal">⊥</mi>
          </mtd>
        </mtr>
        <mtr>
          <mtd>
            <mrow>
              <mi mathvariant="normal">p</mi>
              <mi mathvariant="normal">∧</mi>
              <mi mathvariant="normal">⊤</mi>
            </mrow>
          </mtd>
          <mtd>
            <mi mathvariant="normal">≡</mi>
          </mtd>
          <mtd>
            <mi mathvariant="normal">p</mi>
          </mtd>
        </mtr>
      </mtable>
      <mi/>
      <mtable>
        <mtr>
          <mtd>
            <mi>komplementaritet</mi>
          </mtd>
        </mtr>
        <mtr>
          <mtd>
            <mtext/>
          </mtd>
        </mtr>
        <mtr>
          <mtd>
            <mtext/>
          </mtd>
        </mtr>
      </mtable>
    </mrow>
    <annotation encoding="StarMath 5.0">matrix{
alignr p ∧ ¬p # ≡ # alignl ⊥ ##
alignr p ∧ ⊥ # ≡ # alignl ⊥ ##
alignr p ∧ ⊤ # ≡ # alignl p
}

~~~~

stack{
alignl komplementaritet #
"" #
""
}</annotation>
  </semantics>
</math>
</file>

<file path=Object 9/content.xml><?xml version="1.0" encoding="utf-8"?>
<math xmlns="http://www.w3.org/1998/Math/MathML">
  <semantics>
    <mrow>
      <mtable>
        <mtr>
          <mtd>
            <mrow>
              <mi mathvariant="normal">p</mi>
              <mi mathvariant="normal">⋅</mi>
              <mi mathvariant="normal">q</mi>
            </mrow>
          </mtd>
          <mtd>
            <mtext>=</mtext>
          </mtd>
          <mtd>
            <mrow>
              <mi mathvariant="normal">q</mi>
              <mi mathvariant="normal">⋅</mi>
              <mi mathvariant="normal">p</mi>
            </mrow>
          </mtd>
        </mtr>
        <mtr>
          <mtd>
            <mrow>
              <mrow>
                <mo stretchy="false">(</mo>
                <mrow>
                  <mi mathvariant="normal">p</mi>
                  <mi mathvariant="normal">⋅</mi>
                  <mi mathvariant="normal">q</mi>
                </mrow>
                <mo stretchy="false">)</mo>
              </mrow>
              <mi mathvariant="normal">⋅</mi>
              <mi mathvariant="normal">r</mi>
            </mrow>
          </mtd>
          <mtd>
            <mtext>=</mtext>
          </mtd>
          <mtd>
            <mrow>
              <mi mathvariant="normal">p</mi>
              <mi mathvariant="normal">⋅</mi>
              <mrow>
                <mo stretchy="false">(</mo>
                <mrow>
                  <mi mathvariant="normal">q</mi>
                  <mi mathvariant="normal">⋅</mi>
                  <mi mathvariant="normal">r</mi>
                </mrow>
                <mo stretchy="false">)</mo>
              </mrow>
            </mrow>
          </mtd>
        </mtr>
        <mtr>
          <mtd>
            <mrow>
              <mi mathvariant="normal">p</mi>
              <mi mathvariant="normal">⋅</mi>
              <mrow>
                <mo stretchy="false">(</mo>
                <mrow>
                  <mi mathvariant="normal">q</mi>
                  <mo stretchy="false">+</mo>
                  <mi mathvariant="normal">r</mi>
                </mrow>
                <mo stretchy="false">)</mo>
              </mrow>
            </mrow>
          </mtd>
          <mtd>
            <mtext>=</mtext>
          </mtd>
          <mtd>
            <mrow>
              <mrow>
                <mo stretchy="false">(</mo>
                <mrow>
                  <mi mathvariant="normal">p</mi>
                  <mi mathvariant="normal">⋅</mi>
                  <mi mathvariant="normal">q</mi>
                </mrow>
                <mo stretchy="false">)</mo>
              </mrow>
              <mo stretchy="false">+</mo>
              <mrow>
                <mo stretchy="false">(</mo>
                <mrow>
                  <mi mathvariant="normal">p</mi>
                  <mi mathvariant="normal">⋅</mi>
                  <mi mathvariant="normal">r</mi>
                </mrow>
                <mo stretchy="false">)</mo>
              </mrow>
            </mrow>
          </mtd>
        </mtr>
        <mtr>
          <mtd>
            <mover accent="true">
              <mrow>
                <mi mathvariant="normal">p</mi>
                <mi mathvariant="normal">⋅</mi>
                <mi mathvariant="normal">q</mi>
              </mrow>
              <mo>¯</mo>
            </mover>
          </mtd>
          <mtd>
            <mtext>=</mtext>
          </mtd>
          <mtd>
            <mrow>
              <mover accent="true">
                <mi mathvariant="normal">p</mi>
                <mo>¯</mo>
              </mover>
              <mi mathvariant="normal">⋅</mi>
              <mover accent="true">
                <mi mathvariant="normal">q</mi>
                <mo>¯</mo>
              </mover>
            </mrow>
          </mtd>
        </mtr>
        <mtr>
          <mtd>
            <mrow>
              <mi mathvariant="normal">p</mi>
              <mi mathvariant="normal">⋅</mi>
              <mi mathvariant="normal">p</mi>
            </mrow>
          </mtd>
          <mtd>
            <mtext>=</mtext>
          </mtd>
          <mtd>
            <mi mathvariant="normal">p</mi>
          </mtd>
        </mtr>
        <mtr>
          <mtd>
            <mrow>
              <mi mathvariant="normal">p</mi>
              <mi mathvariant="normal">⋅</mi>
              <mrow>
                <mo stretchy="false">(</mo>
                <mrow>
                  <mi mathvariant="normal">p</mi>
                  <mo stretchy="false">+</mo>
                  <mi mathvariant="normal">q</mi>
                </mrow>
                <mo stretchy="false">)</mo>
              </mrow>
            </mrow>
          </mtd>
          <mtd>
            <mtext>=</mtext>
          </mtd>
          <mtd>
            <mi mathvariant="normal">p</mi>
          </mtd>
        </mtr>
      </mtable>
      <mi/>
      <mtable>
        <mtr>
          <mtd>
            <mrow>
              <mi mathvariant="normal">p</mi>
              <mo stretchy="false">+</mo>
              <mi mathvariant="normal">q</mi>
            </mrow>
          </mtd>
          <mtd>
            <mtext>=</mtext>
          </mtd>
          <mtd>
            <mrow>
              <mi mathvariant="normal">q</mi>
              <mo stretchy="false">+</mo>
              <mi mathvariant="normal">p</mi>
            </mrow>
          </mtd>
        </mtr>
        <mtr>
          <mtd>
            <mrow>
              <mrow>
                <mo stretchy="false">(</mo>
                <mrow>
                  <mi mathvariant="normal">p</mi>
                  <mo stretchy="false">+</mo>
                  <mi mathvariant="normal">q</mi>
                </mrow>
                <mo stretchy="false">)</mo>
              </mrow>
              <mo stretchy="false">+</mo>
              <mi mathvariant="normal">r</mi>
            </mrow>
          </mtd>
          <mtd>
            <mtext>=</mtext>
          </mtd>
          <mtd>
            <mrow>
              <mi mathvariant="normal">p</mi>
              <mo stretchy="false">+</mo>
              <mrow>
                <mo stretchy="false">(</mo>
                <mrow>
                  <mi mathvariant="normal">q</mi>
                  <mo stretchy="false">+</mo>
                  <mi mathvariant="normal">r</mi>
                </mrow>
                <mo stretchy="false">)</mo>
              </mrow>
            </mrow>
          </mtd>
        </mtr>
        <mtr>
          <mtd>
            <mrow>
              <mi mathvariant="normal">p</mi>
              <mo stretchy="false">+</mo>
              <mrow>
                <mo stretchy="false">(</mo>
                <mrow>
                  <mi mathvariant="normal">q</mi>
                  <mi mathvariant="normal">⋅</mi>
                  <mi mathvariant="normal">r</mi>
                </mrow>
                <mo stretchy="false">)</mo>
              </mrow>
            </mrow>
          </mtd>
          <mtd>
            <mtext>=</mtext>
          </mtd>
          <mtd>
            <mrow>
              <mrow>
                <mo stretchy="false">(</mo>
                <mrow>
                  <mi mathvariant="normal">p</mi>
                  <mo stretchy="false">+</mo>
                  <mi mathvariant="normal">q</mi>
                </mrow>
                <mo stretchy="false">)</mo>
              </mrow>
              <mi mathvariant="normal">⋅</mi>
              <mrow>
                <mo stretchy="false">(</mo>
                <mrow>
                  <mi mathvariant="normal">p</mi>
                  <mo stretchy="false">+</mo>
                  <mi mathvariant="normal">r</mi>
                </mrow>
                <mo stretchy="false">)</mo>
              </mrow>
            </mrow>
          </mtd>
        </mtr>
        <mtr>
          <mtd>
            <mover accent="true">
              <mrow>
                <mi mathvariant="normal">p</mi>
                <mo stretchy="false">+</mo>
                <mi mathvariant="normal">q</mi>
              </mrow>
              <mo>¯</mo>
            </mover>
          </mtd>
          <mtd>
            <mtext>=</mtext>
          </mtd>
          <mtd>
            <mrow>
              <mover accent="true">
                <mi mathvariant="normal">p</mi>
                <mo>¯</mo>
              </mover>
              <mo stretchy="false">+</mo>
              <mover accent="true">
                <mi mathvariant="normal">q</mi>
                <mo>¯</mo>
              </mover>
            </mrow>
          </mtd>
        </mtr>
        <mtr>
          <mtd>
            <mrow>
              <mi mathvariant="normal">p</mi>
              <mo stretchy="false">+</mo>
              <mi mathvariant="normal">p</mi>
            </mrow>
          </mtd>
          <mtd>
            <mtext>=</mtext>
          </mtd>
          <mtd>
            <mi mathvariant="normal">p</mi>
          </mtd>
        </mtr>
        <mtr>
          <mtd>
            <mrow>
              <mi mathvariant="normal">p</mi>
              <mo stretchy="false">+</mo>
              <mrow>
                <mo stretchy="false">(</mo>
                <mrow>
                  <mi mathvariant="normal">p</mi>
                  <mi mathvariant="normal">⋅</mi>
                  <mi mathvariant="normal">q</mi>
                </mrow>
                <mo stretchy="false">)</mo>
              </mrow>
            </mrow>
          </mtd>
          <mtd>
            <mtext>=</mtext>
          </mtd>
          <mtd>
            <mi mathvariant="normal">p</mi>
          </mtd>
        </mtr>
      </mtable>
      <mi/>
      <mtable>
        <mtr>
          <mtd>
            <mi>kommutativitet</mi>
          </mtd>
        </mtr>
        <mtr>
          <mtd>
            <mi>associativitet</mi>
          </mtd>
        </mtr>
        <mtr>
          <mtd>
            <mi>ditrivutivitet</mi>
          </mtd>
        </mtr>
        <mtr>
          <mtd>
            <mtext>De Morgan</mtext>
          </mtd>
        </mtr>
        <mtr>
          <mtd>
            <mi>idempotens</mi>
          </mtd>
        </mtr>
        <mtr>
          <mtd>
            <mi>absorption</mi>
          </mtd>
        </mtr>
      </mtable>
    </mrow>
    <annotation encoding="StarMath 5.0">matrix{
alignr p ⋅ q # "=" # alignl q ⋅ p ##
alignr (p ⋅ q) ⋅ r # "=" # alignl p ⋅ (q ⋅ r) ##
alignr p ⋅ (q + r) # "=" # alignl (p ⋅ q) + (p ⋅ r) ##
alignr overline {p ⋅ q} # "=" # alignl {overline p} ⋅ {overline q} ##
alignr p ⋅ p # "=" # alignl p ##
alignr p ⋅ (p + q) # "=" # alignl  p
}

~~~~

matrix{
alignr p + q # "=" # alignl q + p ##
alignr (p + q) + r # "=" # alignl p + (q + r) ##
alignr p + (q ⋅ r) # "=" # alignl (p + q) ⋅ (p + r) ##
alignr overline{p + q} # "=" # alignl {overline p} + {overline q} ##
alignr p + p # "=" # alignl p ##
alignr p + (p ⋅ q) # "=" # alignl  p
}

~~~~

stack{
alignl kommutativitet #
alignl associativitet #
alignl ditrivutivitet #
alignl "De Morgan" #
alignl idempotens #
alignl absorption
}</annotation>
  </semantics>
</math>
</file>